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961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2" table:style-name="ta1">
        <table:shapes>
          <draw:frame draw:z-index="0" draw:style-name="gr1" draw:text-style-name="P1" svg:width="15.997cm" svg:height="8.991cm" svg:x="11.065cm" svg:y="0.507cm">
            <draw:object draw:notify-on-update-of-ranges="O2.A2:O2.A60 O2.B1:O2.B1 O2.B2:O2.B60 O2.A2:O2.A65 O2.C1:O2.C1 O2.C2:O2.C65 O2.A2:O2.A65 O2.D1:O2.D1 O2.D2:O2.D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Criba</text:p>
          </table:table-cell>
          <table:table-cell office:value-type="string" calcext:value-type="string">
            <text:p>Secuencial</text:p>
          </table:table-cell>
          <table:table-cell office:value-type="string" calcext:value-type="string">
            <text:p>Paralel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3576" calcext:value-type="float">
            <text:p>3,58E-006</text:p>
          </table:table-cell>
          <table:table-cell office:value-type="float" office:value="0.000066181" calcext:value-type="float">
            <text:p>0,000066181</text:p>
          </table:table-cell>
          <table:table-cell office:value-type="float" office:value="0.000059314" calcext:value-type="float">
            <text:p>0,0000593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000003543" calcext:value-type="float">
            <text:p>3,54E-006</text:p>
          </table:table-cell>
          <table:table-cell office:value-type="float" office:value="0.000050709" calcext:value-type="float">
            <text:p>0,000050709</text:p>
          </table:table-cell>
          <table:table-cell office:value-type="float" office:value="0.00799801" calcext:value-type="float">
            <text:p>0,007998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0.000003904" calcext:value-type="float">
            <text:p>3,90E-006</text:p>
          </table:table-cell>
          <table:table-cell office:value-type="float" office:value="0.000051397" calcext:value-type="float">
            <text:p>0,000051397</text:p>
          </table:table-cell>
          <table:table-cell office:value-type="float" office:value="0.00754823" calcext:value-type="float">
            <text:p>0,007548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0.000004099" calcext:value-type="float">
            <text:p>4,10E-006</text:p>
          </table:table-cell>
          <table:table-cell office:value-type="float" office:value="0.000050358" calcext:value-type="float">
            <text:p>0,000050358</text:p>
          </table:table-cell>
          <table:table-cell office:value-type="float" office:value="0.00213508" calcext:value-type="float">
            <text:p>0,002135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000004285" calcext:value-type="float">
            <text:p>4,29E-006</text:p>
          </table:table-cell>
          <table:table-cell office:value-type="float" office:value="0.000049874" calcext:value-type="float">
            <text:p>0,000049874</text:p>
          </table:table-cell>
          <table:table-cell office:value-type="float" office:value="0.0060822" calcext:value-type="float">
            <text:p>0,00608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0.000004489" calcext:value-type="float">
            <text:p>4,49E-006</text:p>
          </table:table-cell>
          <table:table-cell office:value-type="float" office:value="0.000050279" calcext:value-type="float">
            <text:p>0,000050279</text:p>
          </table:table-cell>
          <table:table-cell office:value-type="float" office:value="0.00218127" calcext:value-type="float">
            <text:p>0,002181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0.000004695" calcext:value-type="float">
            <text:p>4,70E-006</text:p>
          </table:table-cell>
          <table:table-cell office:value-type="float" office:value="0.000051123" calcext:value-type="float">
            <text:p>0,000051123</text:p>
          </table:table-cell>
          <table:table-cell office:value-type="float" office:value="0.0045758" calcext:value-type="float">
            <text:p>0,00457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0.000004977" calcext:value-type="float">
            <text:p>4,98E-006</text:p>
          </table:table-cell>
          <table:table-cell office:value-type="float" office:value="0.000050968" calcext:value-type="float">
            <text:p>0,000050968</text:p>
          </table:table-cell>
          <table:table-cell office:value-type="float" office:value="0.00189352" calcext:value-type="float">
            <text:p>0,001893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0.0000052" calcext:value-type="float">
            <text:p>5,20E-006</text:p>
          </table:table-cell>
          <table:table-cell office:value-type="float" office:value="0.000050942" calcext:value-type="float">
            <text:p>0,000050942</text:p>
          </table:table-cell>
          <table:table-cell office:value-type="float" office:value="0.000298612" calcext:value-type="float">
            <text:p>0,0002986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5451" calcext:value-type="float">
            <text:p>5,45E-006</text:p>
          </table:table-cell>
          <table:table-cell office:value-type="float" office:value="0.000051689" calcext:value-type="float">
            <text:p>0,000051689</text:p>
          </table:table-cell>
          <table:table-cell office:value-type="float" office:value="0.00742716" calcext:value-type="float">
            <text:p>0,007427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000008141" calcext:value-type="float">
            <text:p>8,14E-006</text:p>
          </table:table-cell>
          <table:table-cell office:value-type="float" office:value="0.000052487" calcext:value-type="float">
            <text:p>0,000052487</text:p>
          </table:table-cell>
          <table:table-cell office:value-type="float" office:value="0.00756177" calcext:value-type="float">
            <text:p>0,007561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float" office:value="0.000010963" calcext:value-type="float">
            <text:p>1,10E-005</text:p>
          </table:table-cell>
          <table:table-cell office:value-type="float" office:value="0.000053311" calcext:value-type="float">
            <text:p>0,000053311</text:p>
          </table:table-cell>
          <table:table-cell office:value-type="float" office:value="0.00697355" calcext:value-type="float">
            <text:p>0,006973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float" office:value="0.000013954" calcext:value-type="float">
            <text:p>1,40E-005</text:p>
          </table:table-cell>
          <table:table-cell office:value-type="float" office:value="0.000051348" calcext:value-type="float">
            <text:p>0,000051348</text:p>
          </table:table-cell>
          <table:table-cell office:value-type="float" office:value="0.00218803" calcext:value-type="float">
            <text:p>0,002188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16417" calcext:value-type="float">
            <text:p>1,64E-005</text:p>
          </table:table-cell>
          <table:table-cell office:value-type="float" office:value="0.000061191" calcext:value-type="float">
            <text:p>0,000061191</text:p>
          </table:table-cell>
          <table:table-cell office:value-type="float" office:value="0.00741845" calcext:value-type="float">
            <text:p>0,007418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float" office:value="0.000019809" calcext:value-type="float">
            <text:p>1,98E-005</text:p>
          </table:table-cell>
          <table:table-cell office:value-type="float" office:value="0.000058566" calcext:value-type="float">
            <text:p>0,000058566</text:p>
          </table:table-cell>
          <table:table-cell office:value-type="float" office:value="0.0143934" calcext:value-type="float">
            <text:p>0,014393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float" office:value="0.000022596" calcext:value-type="float">
            <text:p>2,26E-005</text:p>
          </table:table-cell>
          <table:table-cell office:value-type="float" office:value="0.000060302" calcext:value-type="float">
            <text:p>0,000060302</text:p>
          </table:table-cell>
          <table:table-cell office:value-type="float" office:value="0.000277094" calcext:value-type="float">
            <text:p>0,00027709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float" office:value="0.000032469" calcext:value-type="float">
            <text:p>3,25E-005</text:p>
          </table:table-cell>
          <table:table-cell office:value-type="float" office:value="0.000062491" calcext:value-type="float">
            <text:p>0,000062491</text:p>
          </table:table-cell>
          <table:table-cell office:value-type="float" office:value="0.00035959" calcext:value-type="float">
            <text:p>0,0003595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float" office:value="0.00002906" calcext:value-type="float">
            <text:p>2,91E-005</text:p>
          </table:table-cell>
          <table:table-cell office:value-type="float" office:value="0.000068647" calcext:value-type="float">
            <text:p>0,000068647</text:p>
          </table:table-cell>
          <table:table-cell office:value-type="float" office:value="0.000252448" calcext:value-type="float">
            <text:p>0,0002524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32586" calcext:value-type="float">
            <text:p>3,26E-005</text:p>
          </table:table-cell>
          <table:table-cell office:value-type="float" office:value="0.000071405" calcext:value-type="float">
            <text:p>0,000071405</text:p>
          </table:table-cell>
          <table:table-cell office:value-type="float" office:value="0.000313755" calcext:value-type="float">
            <text:p>0,0003137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office:value-type="float" office:value="0.000084973" calcext:value-type="float">
            <text:p>8,50E-005</text:p>
          </table:table-cell>
          <table:table-cell office:value-type="float" office:value="0.000099866" calcext:value-type="float">
            <text:p>0,000099866</text:p>
          </table:table-cell>
          <table:table-cell office:value-type="float" office:value="0.000747879" calcext:value-type="float">
            <text:p>0,00074787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101547" calcext:value-type="float">
            <text:p>0,000101547</text:p>
          </table:table-cell>
          <table:table-cell office:value-type="float" office:value="0.00013246" calcext:value-type="float">
            <text:p>0,00013246</text:p>
          </table:table-cell>
          <table:table-cell office:value-type="float" office:value="0.000287534" calcext:value-type="float">
            <text:p>0,00028753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143296" calcext:value-type="float">
            <text:p>0,000143296</text:p>
          </table:table-cell>
          <table:table-cell office:value-type="float" office:value="0.000166332" calcext:value-type="float">
            <text:p>0,000166332</text:p>
          </table:table-cell>
          <table:table-cell office:value-type="float" office:value="0.000367462" calcext:value-type="float">
            <text:p>0,00036746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235333" calcext:value-type="float">
            <text:p>0,000235333</text:p>
          </table:table-cell>
          <table:table-cell office:value-type="float" office:value="0.000200202" calcext:value-type="float">
            <text:p>0,000200202</text:p>
          </table:table-cell>
          <table:table-cell office:value-type="float" office:value="0.000402062" calcext:value-type="float">
            <text:p>0,00040206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0220331" calcext:value-type="float">
            <text:p>0,000220331</text:p>
          </table:table-cell>
          <table:table-cell office:value-type="float" office:value="0.000227643" calcext:value-type="float">
            <text:p>0,000227643</text:p>
          </table:table-cell>
          <table:table-cell office:value-type="float" office:value="0.000302905" calcext:value-type="float">
            <text:p>0,0003029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026396" calcext:value-type="float">
            <text:p>0,00026396</text:p>
          </table:table-cell>
          <table:table-cell office:value-type="float" office:value="0.00026179" calcext:value-type="float">
            <text:p>0,00026179</text:p>
          </table:table-cell>
          <table:table-cell office:value-type="float" office:value="0.00510317" calcext:value-type="float">
            <text:p>0,0051031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0321834" calcext:value-type="float">
            <text:p>0,000321834</text:p>
          </table:table-cell>
          <table:table-cell office:value-type="float" office:value="0.000297432" calcext:value-type="float">
            <text:p>0,000297432</text:p>
          </table:table-cell>
          <table:table-cell office:value-type="float" office:value="0.0065605" calcext:value-type="float">
            <text:p>0,006560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038199" calcext:value-type="float">
            <text:p>0,00038199</text:p>
          </table:table-cell>
          <table:table-cell office:value-type="float" office:value="0.000350186" calcext:value-type="float">
            <text:p>0,000350186</text:p>
          </table:table-cell>
          <table:table-cell office:value-type="float" office:value="0.00286937" calcext:value-type="float">
            <text:p>0,0028693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444561" calcext:value-type="float">
            <text:p>0,000444561</text:p>
          </table:table-cell>
          <table:table-cell office:value-type="float" office:value="0.000389435" calcext:value-type="float">
            <text:p>0,000389435</text:p>
          </table:table-cell>
          <table:table-cell office:value-type="float" office:value="0.000390851" calcext:value-type="float">
            <text:p>0,00039085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109433" calcext:value-type="float">
            <text:p>0,00109433</text:p>
          </table:table-cell>
          <table:table-cell office:value-type="float" office:value="0.000803533" calcext:value-type="float">
            <text:p>0,000803533</text:p>
          </table:table-cell>
          <table:table-cell office:value-type="float" office:value="0.00790222" calcext:value-type="float">
            <text:p>0,0079022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182335" calcext:value-type="float">
            <text:p>0,00182335</text:p>
          </table:table-cell>
          <table:table-cell office:value-type="float" office:value="0.00124642" calcext:value-type="float">
            <text:p>0,00124642</text:p>
          </table:table-cell>
          <table:table-cell office:value-type="float" office:value="0.00242828" calcext:value-type="float">
            <text:p>0,0024282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273867" calcext:value-type="float">
            <text:p>0,00273867</text:p>
          </table:table-cell>
          <table:table-cell office:value-type="float" office:value="0.00173228" calcext:value-type="float">
            <text:p>0,00173228</text:p>
          </table:table-cell>
          <table:table-cell office:value-type="float" office:value="0.000697439" calcext:value-type="float">
            <text:p>0,00069743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353411" calcext:value-type="float">
            <text:p>0,00353411</text:p>
          </table:table-cell>
          <table:table-cell office:value-type="float" office:value="0.00223824" calcext:value-type="float">
            <text:p>0,00223824</text:p>
          </table:table-cell>
          <table:table-cell office:value-type="float" office:value="0.000854279" calcext:value-type="float">
            <text:p>0,00085427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434316" calcext:value-type="float">
            <text:p>0,00434316</text:p>
          </table:table-cell>
          <table:table-cell office:value-type="float" office:value="0.00260542" calcext:value-type="float">
            <text:p>0,00260542</text:p>
          </table:table-cell>
          <table:table-cell office:value-type="float" office:value="0.00645726" calcext:value-type="float">
            <text:p>0,0064572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523937" calcext:value-type="float">
            <text:p>0,00523937</text:p>
          </table:table-cell>
          <table:table-cell office:value-type="float" office:value="0.00328742" calcext:value-type="float">
            <text:p>0,00328742</text:p>
          </table:table-cell>
          <table:table-cell office:value-type="float" office:value="0.00300435" calcext:value-type="float">
            <text:p>0,0030043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65453" calcext:value-type="float">
            <text:p>0,0065453</text:p>
          </table:table-cell>
          <table:table-cell office:value-type="float" office:value="0.00376221" calcext:value-type="float">
            <text:p>0,00376221</text:p>
          </table:table-cell>
          <table:table-cell office:value-type="float" office:value="0.00123417" calcext:value-type="float">
            <text:p>0,0012341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725583" calcext:value-type="float">
            <text:p>0,00725583</text:p>
          </table:table-cell>
          <table:table-cell office:value-type="float" office:value="0.00438858" calcext:value-type="float">
            <text:p>0,00438858</text:p>
          </table:table-cell>
          <table:table-cell office:value-type="float" office:value="0.00175759" calcext:value-type="float">
            <text:p>0,0017575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911963" calcext:value-type="float">
            <text:p>0,00911963</text:p>
          </table:table-cell>
          <table:table-cell office:value-type="float" office:value="0.00491302" calcext:value-type="float">
            <text:p>0,00491302</text:p>
          </table:table-cell>
          <table:table-cell office:value-type="float" office:value="0.0125592" calcext:value-type="float">
            <text:p>0,012559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358014" calcext:value-type="float">
            <text:p>0,0358014</text:p>
          </table:table-cell>
          <table:table-cell office:value-type="float" office:value="0.0109541" calcext:value-type="float">
            <text:p>0,0109541</text:p>
          </table:table-cell>
          <table:table-cell office:value-type="float" office:value="0.0156054" calcext:value-type="float">
            <text:p>0,015605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0931093" calcext:value-type="float">
            <text:p>0,0931093</text:p>
          </table:table-cell>
          <table:table-cell office:value-type="float" office:value="0.0190216" calcext:value-type="float">
            <text:p>0,0190216</text:p>
          </table:table-cell>
          <table:table-cell office:value-type="float" office:value="0.00543005" calcext:value-type="float">
            <text:p>0,0054300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158407" calcext:value-type="float">
            <text:p>0,158407</text:p>
          </table:table-cell>
          <table:table-cell office:value-type="float" office:value="0.0244816" calcext:value-type="float">
            <text:p>0,0244816</text:p>
          </table:table-cell>
          <table:table-cell office:value-type="float" office:value="0.010901" calcext:value-type="float">
            <text:p>0,01090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220499" calcext:value-type="float">
            <text:p>0,220499</text:p>
          </table:table-cell>
          <table:table-cell office:value-type="float" office:value="0.0318127" calcext:value-type="float">
            <text:p>0,0318127</text:p>
          </table:table-cell>
          <table:table-cell office:value-type="float" office:value="0.00975805" calcext:value-type="float">
            <text:p>0,00975805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288444" calcext:value-type="float">
            <text:p>0,288444</text:p>
          </table:table-cell>
          <table:table-cell office:value-type="float" office:value="0.0415002" calcext:value-type="float">
            <text:p>0,0415002</text:p>
          </table:table-cell>
          <table:table-cell office:value-type="float" office:value="0.0129835" calcext:value-type="float">
            <text:p>0,012983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352431" calcext:value-type="float">
            <text:p>0,352431</text:p>
          </table:table-cell>
          <table:table-cell office:value-type="float" office:value="0.0482423" calcext:value-type="float">
            <text:p>0,0482423</text:p>
          </table:table-cell>
          <table:table-cell office:value-type="float" office:value="0.0186728" calcext:value-type="float">
            <text:p>0,018672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404155" calcext:value-type="float">
            <text:p>0,404155</text:p>
          </table:table-cell>
          <table:table-cell office:value-type="float" office:value="0.0580933" calcext:value-type="float">
            <text:p>0,0580933</text:p>
          </table:table-cell>
          <table:table-cell office:value-type="float" office:value="0.0192158" calcext:value-type="float">
            <text:p>0,0192158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499664" calcext:value-type="float">
            <text:p>0,499664</text:p>
          </table:table-cell>
          <table:table-cell office:value-type="float" office:value="0.0665351" calcext:value-type="float">
            <text:p>0,0665351</text:p>
          </table:table-cell>
          <table:table-cell office:value-type="float" office:value="0.0289542" calcext:value-type="float">
            <text:p>0,028954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574991" calcext:value-type="float">
            <text:p>0,574991</text:p>
          </table:table-cell>
          <table:table-cell office:value-type="float" office:value="0.0755636" calcext:value-type="float">
            <text:p>0,0755636</text:p>
          </table:table-cell>
          <table:table-cell office:value-type="float" office:value="0.0283706" calcext:value-type="float">
            <text:p>0,028370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.41372" calcext:value-type="float">
            <text:p>1,41372</text:p>
          </table:table-cell>
          <table:table-cell office:value-type="float" office:value="0.184226" calcext:value-type="float">
            <text:p>0,184226</text:p>
          </table:table-cell>
          <table:table-cell office:value-type="float" office:value="0.0655425" calcext:value-type="float">
            <text:p>0,0655425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.50831" calcext:value-type="float">
            <text:p>2,50831</text:p>
          </table:table-cell>
          <table:table-cell office:value-type="float" office:value="0.305163" calcext:value-type="float">
            <text:p>0,305163</text:p>
          </table:table-cell>
          <table:table-cell office:value-type="float" office:value="0.0910581" calcext:value-type="float">
            <text:p>0,091058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3.93244" calcext:value-type="float">
            <text:p>3,93244</text:p>
          </table:table-cell>
          <table:table-cell office:value-type="float" office:value="0.447433" calcext:value-type="float">
            <text:p>0,447433</text:p>
          </table:table-cell>
          <table:table-cell office:value-type="float" office:value="0.134795" calcext:value-type="float">
            <text:p>0,13479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5.3041" calcext:value-type="float">
            <text:p>5,3041</text:p>
          </table:table-cell>
          <table:table-cell office:value-type="float" office:value="0.588198" calcext:value-type="float">
            <text:p>0,588198</text:p>
          </table:table-cell>
          <table:table-cell office:value-type="float" office:value="0.175632" calcext:value-type="float">
            <text:p>0,17563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6.9284" calcext:value-type="float">
            <text:p>6,9284</text:p>
          </table:table-cell>
          <table:table-cell office:value-type="float" office:value="0.745989" calcext:value-type="float">
            <text:p>0,745989</text:p>
          </table:table-cell>
          <table:table-cell office:value-type="float" office:value="0.21975" calcext:value-type="float">
            <text:p>0,21975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8.52405" calcext:value-type="float">
            <text:p>8,52405</text:p>
          </table:table-cell>
          <table:table-cell office:value-type="float" office:value="0.910946" calcext:value-type="float">
            <text:p>0,910946</text:p>
          </table:table-cell>
          <table:table-cell office:value-type="float" office:value="0.261796" calcext:value-type="float">
            <text:p>0,261796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0.3245" calcext:value-type="float">
            <text:p>10,3245</text:p>
          </table:table-cell>
          <table:table-cell office:value-type="float" office:value="1.08509" calcext:value-type="float">
            <text:p>1,08509</text:p>
          </table:table-cell>
          <table:table-cell office:value-type="float" office:value="0.309501" calcext:value-type="float">
            <text:p>0,309501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2.1287" calcext:value-type="float">
            <text:p>12,1287</text:p>
          </table:table-cell>
          <table:table-cell office:value-type="float" office:value="1.2675" calcext:value-type="float">
            <text:p>1,2675</text:p>
          </table:table-cell>
          <table:table-cell office:value-type="float" office:value="0.35986" calcext:value-type="float">
            <text:p>0,3598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3.9524" calcext:value-type="float">
            <text:p>13,9524</text:p>
          </table:table-cell>
          <table:table-cell office:value-type="float" office:value="1.44749" calcext:value-type="float">
            <text:p>1,44749</text:p>
          </table:table-cell>
          <table:table-cell office:value-type="float" office:value="0.406164" calcext:value-type="float">
            <text:p>0,406164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.4604" calcext:value-type="float">
            <text:p>36,4604</text:p>
          </table:table-cell>
          <table:table-cell office:value-type="float" office:value="3.63018" calcext:value-type="float">
            <text:p>3,63018</text:p>
          </table:table-cell>
          <table:table-cell office:value-type="float" office:value="1.03018" calcext:value-type="float">
            <text:p>1,03018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65.3419" calcext:value-type="float">
            <text:p>65,3419</text:p>
          </table:table-cell>
          <table:table-cell office:value-type="float" office:value="6.23926" calcext:value-type="float">
            <text:p>6,23926</text:p>
          </table:table-cell>
          <table:table-cell office:value-type="float" office:value="1.72252" calcext:value-type="float">
            <text:p>1,72252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97.9737" calcext:value-type="float">
            <text:p>97,9737</text:p>
          </table:table-cell>
          <table:table-cell office:value-type="float" office:value="9.19237" calcext:value-type="float">
            <text:p>9,19237</text:p>
          </table:table-cell>
          <table:table-cell office:value-type="float" office:value="2.55486" calcext:value-type="float">
            <text:p>2,55486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128.632" calcext:value-type="float">
            <text:p>128,632</text:p>
          </table:table-cell>
          <table:table-cell office:value-type="float" office:value="12.3805" calcext:value-type="float">
            <text:p>12,3805</text:p>
          </table:table-cell>
          <table:table-cell office:value-type="float" office:value="3.38937" calcext:value-type="float">
            <text:p>3,38937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/>
          <table:table-cell office:value-type="float" office:value="15.6443" calcext:value-type="float">
            <text:p>15,6443</text:p>
          </table:table-cell>
          <table:table-cell office:value-type="float" office:value="4.62593" calcext:value-type="float">
            <text:p>4,62593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/>
          <table:table-cell office:value-type="float" office:value="19.18" calcext:value-type="float">
            <text:p>19,18</text:p>
          </table:table-cell>
          <table:table-cell office:value-type="float" office:value="5.50313" calcext:value-type="float">
            <text:p>5,50313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/>
          <table:table-cell office:value-type="float" office:value="22.9051" calcext:value-type="float">
            <text:p>22,9051</text:p>
          </table:table-cell>
          <table:table-cell office:value-type="float" office:value="6.39006" calcext:value-type="float">
            <text:p>6,39006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/>
          <table:table-cell office:value-type="float" office:value="27.118" calcext:value-type="float">
            <text:p>27,118</text:p>
          </table:table-cell>
          <table:table-cell office:value-type="float" office:value="7.49858" calcext:value-type="float">
            <text:p>7,4985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/>
          <table:table-cell office:value-type="float" office:value="30.802" calcext:value-type="float">
            <text:p>30,802</text:p>
          </table:table-cell>
          <table:table-cell office:value-type="float" office:value="8.73459" calcext:value-type="float">
            <text:p>8,73459</text:p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3" table:style-name="ta1">
        <table:shapes>
          <draw:frame draw:z-index="0" draw:style-name="gr1" draw:text-style-name="P1" svg:width="16cm" svg:height="12cm" svg:x="10.954cm" svg:y="0.4cm">
            <draw:object draw:notify-on-update-of-ranges="O3.A2:O3.A60 O3.B1:O3.B1 O3.B2:O3.B60 O3.A2:O3.A65 O3.C1:O3.C1 O3.C2:O3.C65 O3.A2:O3.A65 O3.D1:O3.D1 O3.D2:O3.D6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Destructivo</text:p>
          </table:table-cell>
          <table:table-cell office:value-type="string" calcext:value-type="string">
            <text:p>Constructivo secuencial</text:p>
          </table:table-cell>
          <table:table-cell office:value-type="string" calcext:value-type="string">
            <text:p>Constructivo paralel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4182" calcext:value-type="float">
            <text:p>0,000004182</text:p>
          </table:table-cell>
          <table:table-cell office:value-type="float" office:value="0.000059853" calcext:value-type="float">
            <text:p>0,000059853</text:p>
          </table:table-cell>
          <table:table-cell office:value-type="float" office:value="0.000044534" calcext:value-type="float">
            <text:p>0,0000445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4169" calcext:value-type="float">
            <text:p>0,000004169</text:p>
          </table:table-cell>
          <table:table-cell office:value-type="float" office:value="0.000053383" calcext:value-type="float">
            <text:p>0,000053383</text:p>
          </table:table-cell>
          <table:table-cell office:value-type="float" office:value="0.00589285" calcext:value-type="float">
            <text:p>0,005892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3811" calcext:value-type="float">
            <text:p>0,000003811</text:p>
          </table:table-cell>
          <table:table-cell office:value-type="float" office:value="0.000059391" calcext:value-type="float">
            <text:p>0,000059391</text:p>
          </table:table-cell>
          <table:table-cell office:value-type="float" office:value="0.00203778" calcext:value-type="float">
            <text:p>0,00203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5295" calcext:value-type="float">
            <text:p>0,000005295</text:p>
          </table:table-cell>
          <table:table-cell office:value-type="float" office:value="0.000059374" calcext:value-type="float">
            <text:p>0,000059374</text:p>
          </table:table-cell>
          <table:table-cell office:value-type="float" office:value="0.000374594" calcext:value-type="float">
            <text:p>0,0003745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5355" calcext:value-type="float">
            <text:p>0,000005355</text:p>
          </table:table-cell>
          <table:table-cell office:value-type="float" office:value="0.000056524" calcext:value-type="float">
            <text:p>0,000056524</text:p>
          </table:table-cell>
          <table:table-cell office:value-type="float" office:value="0.0105447" calcext:value-type="float">
            <text:p>0,01054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5585" calcext:value-type="float">
            <text:p>0,000005585</text:p>
          </table:table-cell>
          <table:table-cell office:value-type="float" office:value="0.000067276" calcext:value-type="float">
            <text:p>0,000067276</text:p>
          </table:table-cell>
          <table:table-cell office:value-type="float" office:value="0.000855215" calcext:value-type="float">
            <text:p>0,0008552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5093" calcext:value-type="float">
            <text:p>0,000005093</text:p>
          </table:table-cell>
          <table:table-cell office:value-type="float" office:value="0.000057281" calcext:value-type="float">
            <text:p>0,000057281</text:p>
          </table:table-cell>
          <table:table-cell office:value-type="float" office:value="0.000269312" calcext:value-type="float">
            <text:p>0,0002693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5599" calcext:value-type="float">
            <text:p>0,000005599</text:p>
          </table:table-cell>
          <table:table-cell office:value-type="float" office:value="0.000058374" calcext:value-type="float">
            <text:p>0,000058374</text:p>
          </table:table-cell>
          <table:table-cell office:value-type="float" office:value="0.00508386" calcext:value-type="float">
            <text:p>0,005083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5652" calcext:value-type="float">
            <text:p>0,000005652</text:p>
          </table:table-cell>
          <table:table-cell office:value-type="float" office:value="0.000055222" calcext:value-type="float">
            <text:p>0,000055222</text:p>
          </table:table-cell>
          <table:table-cell office:value-type="float" office:value="0.00879663" calcext:value-type="float">
            <text:p>0,008796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6232" calcext:value-type="float">
            <text:p>0,000006232</text:p>
          </table:table-cell>
          <table:table-cell office:value-type="float" office:value="0.000055991" calcext:value-type="float">
            <text:p>0,000055991</text:p>
          </table:table-cell>
          <table:table-cell office:value-type="float" office:value="0.00025034" calcext:value-type="float">
            <text:p>0,000250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9012" calcext:value-type="float">
            <text:p>0,000009012</text:p>
          </table:table-cell>
          <table:table-cell office:value-type="float" office:value="0.000054614" calcext:value-type="float">
            <text:p>0,000054614</text:p>
          </table:table-cell>
          <table:table-cell office:value-type="float" office:value="0.00501131" calcext:value-type="float">
            <text:p>0,005011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11806" calcext:value-type="float">
            <text:p>0,000011806</text:p>
          </table:table-cell>
          <table:table-cell office:value-type="float" office:value="0.000057084" calcext:value-type="float">
            <text:p>0,000057084</text:p>
          </table:table-cell>
          <table:table-cell office:value-type="float" office:value="0.00662281" calcext:value-type="float">
            <text:p>0,0066228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14974" calcext:value-type="float">
            <text:p>0,000014974</text:p>
          </table:table-cell>
          <table:table-cell office:value-type="float" office:value="0.000060836" calcext:value-type="float">
            <text:p>0,000060836</text:p>
          </table:table-cell>
          <table:table-cell office:value-type="float" office:value="0.000300055" calcext:value-type="float">
            <text:p>0,0003000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7415" calcext:value-type="float">
            <text:p>0,000017415</text:p>
          </table:table-cell>
          <table:table-cell office:value-type="float" office:value="0.000064336" calcext:value-type="float">
            <text:p>0,000064336</text:p>
          </table:table-cell>
          <table:table-cell office:value-type="float" office:value="0.00254037" calcext:value-type="float">
            <text:p>0,0025403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20438" calcext:value-type="float">
            <text:p>0,000020438</text:p>
          </table:table-cell>
          <table:table-cell office:value-type="float" office:value="0.000064342" calcext:value-type="float">
            <text:p>0,000064342</text:p>
          </table:table-cell>
          <table:table-cell office:value-type="float" office:value="0.00436361" calcext:value-type="float">
            <text:p>0,004363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22719" calcext:value-type="float">
            <text:p>0,000022719</text:p>
          </table:table-cell>
          <table:table-cell office:value-type="float" office:value="0.000068001" calcext:value-type="float">
            <text:p>0,000068001</text:p>
          </table:table-cell>
          <table:table-cell office:value-type="float" office:value="0.000281886" calcext:value-type="float">
            <text:p>0,00028188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25012" calcext:value-type="float">
            <text:p>0,000025012</text:p>
          </table:table-cell>
          <table:table-cell office:value-type="float" office:value="0.000071537" calcext:value-type="float">
            <text:p>0,000071537</text:p>
          </table:table-cell>
          <table:table-cell office:value-type="float" office:value="0.000262095" calcext:value-type="float">
            <text:p>0,00026209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2959" calcext:value-type="float">
            <text:p>0,00002959</text:p>
          </table:table-cell>
          <table:table-cell office:value-type="float" office:value="0.000073716" calcext:value-type="float">
            <text:p>0,000073716</text:p>
          </table:table-cell>
          <table:table-cell office:value-type="float" office:value="0.000317995" calcext:value-type="float">
            <text:p>0,0003179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32842" calcext:value-type="float">
            <text:p>0,000032842</text:p>
          </table:table-cell>
          <table:table-cell office:value-type="float" office:value="0.000075217" calcext:value-type="float">
            <text:p>0,000075217</text:p>
          </table:table-cell>
          <table:table-cell office:value-type="float" office:value="0.00370681" calcext:value-type="float">
            <text:p>0,003706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66184" calcext:value-type="float">
            <text:p>0,000066184</text:p>
          </table:table-cell>
          <table:table-cell office:value-type="float" office:value="0.000107412" calcext:value-type="float">
            <text:p>0,000107412</text:p>
          </table:table-cell>
          <table:table-cell office:value-type="float" office:value="0.00213463" calcext:value-type="float">
            <text:p>0,002134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101842" calcext:value-type="float">
            <text:p>0,000101842</text:p>
          </table:table-cell>
          <table:table-cell office:value-type="float" office:value="0.000139349" calcext:value-type="float">
            <text:p>0,000139349</text:p>
          </table:table-cell>
          <table:table-cell office:value-type="float" office:value="0.000378525" calcext:value-type="float">
            <text:p>0,0003785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138129" calcext:value-type="float">
            <text:p>0,000138129</text:p>
          </table:table-cell>
          <table:table-cell office:value-type="float" office:value="0.00017392" calcext:value-type="float">
            <text:p>0,00017392</text:p>
          </table:table-cell>
          <table:table-cell office:value-type="float" office:value="0.00582555" calcext:value-type="float">
            <text:p>0,0058255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181064" calcext:value-type="float">
            <text:p>0,000181064</text:p>
          </table:table-cell>
          <table:table-cell office:value-type="float" office:value="0.000203013" calcext:value-type="float">
            <text:p>0,000203013</text:p>
          </table:table-cell>
          <table:table-cell office:value-type="float" office:value="0.00360892" calcext:value-type="float">
            <text:p>0,0036089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0250268" calcext:value-type="float">
            <text:p>0,000250268</text:p>
          </table:table-cell>
          <table:table-cell office:value-type="float" office:value="0.000239188" calcext:value-type="float">
            <text:p>0,000239188</text:p>
          </table:table-cell>
          <table:table-cell office:value-type="float" office:value="0.00250682" calcext:value-type="float">
            <text:p>0,0025068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0273479" calcext:value-type="float">
            <text:p>0,000273479</text:p>
          </table:table-cell>
          <table:table-cell office:value-type="float" office:value="0.000266504" calcext:value-type="float">
            <text:p>0,000266504</text:p>
          </table:table-cell>
          <table:table-cell office:value-type="float" office:value="0.000384196" calcext:value-type="float">
            <text:p>0,00038419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0332942" calcext:value-type="float">
            <text:p>0,000332942</text:p>
          </table:table-cell>
          <table:table-cell office:value-type="float" office:value="0.000320495" calcext:value-type="float">
            <text:p>0,000320495</text:p>
          </table:table-cell>
          <table:table-cell office:value-type="float" office:value="0.00455876" calcext:value-type="float">
            <text:p>0,0045587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0520853" calcext:value-type="float">
            <text:p>0,000520853</text:p>
          </table:table-cell>
          <table:table-cell office:value-type="float" office:value="0.000342787" calcext:value-type="float">
            <text:p>0,000342787</text:p>
          </table:table-cell>
          <table:table-cell office:value-type="float" office:value="0.000375226" calcext:value-type="float">
            <text:p>0,0003752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434091" calcext:value-type="float">
            <text:p>0,000434091</text:p>
          </table:table-cell>
          <table:table-cell office:value-type="float" office:value="0.000377956" calcext:value-type="float">
            <text:p>0,000377956</text:p>
          </table:table-cell>
          <table:table-cell office:value-type="float" office:value="0.00220186" calcext:value-type="float">
            <text:p>0,0022018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1175" calcext:value-type="float">
            <text:p>0,001175</text:p>
          </table:table-cell>
          <table:table-cell office:value-type="float" office:value="0.000787681" calcext:value-type="float">
            <text:p>0,000787681</text:p>
          </table:table-cell>
          <table:table-cell office:value-type="float" office:value="0.000524144" calcext:value-type="float">
            <text:p>0,00052414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190561" calcext:value-type="float">
            <text:p>0,00190561</text:p>
          </table:table-cell>
          <table:table-cell office:value-type="float" office:value="0.00122519" calcext:value-type="float">
            <text:p>0,00122519</text:p>
          </table:table-cell>
          <table:table-cell office:value-type="float" office:value="0.00864947" calcext:value-type="float">
            <text:p>0,0086494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276398" calcext:value-type="float">
            <text:p>0,00276398</text:p>
          </table:table-cell>
          <table:table-cell office:value-type="float" office:value="0.00166104" calcext:value-type="float">
            <text:p>0,00166104</text:p>
          </table:table-cell>
          <table:table-cell office:value-type="float" office:value="0.00454672" calcext:value-type="float">
            <text:p>0,004546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338848" calcext:value-type="float">
            <text:p>0,00338848</text:p>
          </table:table-cell>
          <table:table-cell office:value-type="float" office:value="0.00215899" calcext:value-type="float">
            <text:p>0,00215899</text:p>
          </table:table-cell>
          <table:table-cell office:value-type="float" office:value="0.0138512" calcext:value-type="float">
            <text:p>0,013851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470377" calcext:value-type="float">
            <text:p>0,00470377</text:p>
          </table:table-cell>
          <table:table-cell office:value-type="float" office:value="0.00270513" calcext:value-type="float">
            <text:p>0,00270513</text:p>
          </table:table-cell>
          <table:table-cell office:value-type="float" office:value="0.00316211" calcext:value-type="float">
            <text:p>0,0031621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524863" calcext:value-type="float">
            <text:p>0,00524863</text:p>
          </table:table-cell>
          <table:table-cell office:value-type="float" office:value="0.00305497" calcext:value-type="float">
            <text:p>0,00305497</text:p>
          </table:table-cell>
          <table:table-cell office:value-type="float" office:value="0.00179428" calcext:value-type="float">
            <text:p>0,0017942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644511" calcext:value-type="float">
            <text:p>0,00644511</text:p>
          </table:table-cell>
          <table:table-cell office:value-type="float" office:value="0.00374715" calcext:value-type="float">
            <text:p>0,00374715</text:p>
          </table:table-cell>
          <table:table-cell office:value-type="float" office:value="0.00475843" calcext:value-type="float">
            <text:p>0,0047584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753229" calcext:value-type="float">
            <text:p>0,00753229</text:p>
          </table:table-cell>
          <table:table-cell office:value-type="float" office:value="0.00432676" calcext:value-type="float">
            <text:p>0,00432676</text:p>
          </table:table-cell>
          <table:table-cell office:value-type="float" office:value="0.00355457" calcext:value-type="float">
            <text:p>0,0035545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842265" calcext:value-type="float">
            <text:p>0,00842265</text:p>
          </table:table-cell>
          <table:table-cell office:value-type="float" office:value="0.00475646" calcext:value-type="float">
            <text:p>0,00475646</text:p>
          </table:table-cell>
          <table:table-cell office:value-type="float" office:value="0.00161763" calcext:value-type="float">
            <text:p>0,0016176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324061" calcext:value-type="float">
            <text:p>0,0324061</text:p>
          </table:table-cell>
          <table:table-cell office:value-type="float" office:value="0.0106195" calcext:value-type="float">
            <text:p>0,0106195</text:p>
          </table:table-cell>
          <table:table-cell office:value-type="float" office:value="0.00335229" calcext:value-type="float">
            <text:p>0,0033522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095226" calcext:value-type="float">
            <text:p>0,095226</text:p>
          </table:table-cell>
          <table:table-cell office:value-type="float" office:value="0.0188621" calcext:value-type="float">
            <text:p>0,0188621</text:p>
          </table:table-cell>
          <table:table-cell office:value-type="float" office:value="0.00521781" calcext:value-type="float">
            <text:p>0,0052178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157366" calcext:value-type="float">
            <text:p>0,157366</text:p>
          </table:table-cell>
          <table:table-cell office:value-type="float" office:value="0.0255382" calcext:value-type="float">
            <text:p>0,0255382</text:p>
          </table:table-cell>
          <table:table-cell office:value-type="float" office:value="0.00818949" calcext:value-type="float">
            <text:p>0,00818949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217541" calcext:value-type="float">
            <text:p>0,217541</text:p>
          </table:table-cell>
          <table:table-cell office:value-type="float" office:value="0.031926" calcext:value-type="float">
            <text:p>0,031926</text:p>
          </table:table-cell>
          <table:table-cell office:value-type="float" office:value="0.00999385" calcext:value-type="float">
            <text:p>0,00999385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283254" calcext:value-type="float">
            <text:p>0,283254</text:p>
          </table:table-cell>
          <table:table-cell office:value-type="float" office:value="0.0395895" calcext:value-type="float">
            <text:p>0,0395895</text:p>
          </table:table-cell>
          <table:table-cell office:value-type="float" office:value="0.0172709" calcext:value-type="float">
            <text:p>0,0172709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349021" calcext:value-type="float">
            <text:p>0,349021</text:p>
          </table:table-cell>
          <table:table-cell office:value-type="float" office:value="0.0485651" calcext:value-type="float">
            <text:p>0,0485651</text:p>
          </table:table-cell>
          <table:table-cell office:value-type="float" office:value="0.0229756" calcext:value-type="float">
            <text:p>0,022975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424918" calcext:value-type="float">
            <text:p>0,424918</text:p>
          </table:table-cell>
          <table:table-cell office:value-type="float" office:value="0.0586815" calcext:value-type="float">
            <text:p>0,0586815</text:p>
          </table:table-cell>
          <table:table-cell office:value-type="float" office:value="0.0188502" calcext:value-type="float">
            <text:p>0,018850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472297" calcext:value-type="float">
            <text:p>0,472297</text:p>
          </table:table-cell>
          <table:table-cell office:value-type="float" office:value="0.0653031" calcext:value-type="float">
            <text:p>0,0653031</text:p>
          </table:table-cell>
          <table:table-cell office:value-type="float" office:value="0.0284115" calcext:value-type="float">
            <text:p>0,028411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571938" calcext:value-type="float">
            <text:p>0,571938</text:p>
          </table:table-cell>
          <table:table-cell office:value-type="float" office:value="0.0752541" calcext:value-type="float">
            <text:p>0,0752541</text:p>
          </table:table-cell>
          <table:table-cell office:value-type="float" office:value="0.0275508" calcext:value-type="float">
            <text:p>0,027550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.48536" calcext:value-type="float">
            <text:p>1,48536</text:p>
          </table:table-cell>
          <table:table-cell office:value-type="float" office:value="0.180131" calcext:value-type="float">
            <text:p>0,180131</text:p>
          </table:table-cell>
          <table:table-cell office:value-type="float" office:value="0.0624287" calcext:value-type="float">
            <text:p>0,0624287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.53496" calcext:value-type="float">
            <text:p>2,53496</text:p>
          </table:table-cell>
          <table:table-cell office:value-type="float" office:value="0.300977" calcext:value-type="float">
            <text:p>0,300977</text:p>
          </table:table-cell>
          <table:table-cell office:value-type="float" office:value="0.0897498" calcext:value-type="float">
            <text:p>0,0897498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3.75919" calcext:value-type="float">
            <text:p>3,75919</text:p>
          </table:table-cell>
          <table:table-cell office:value-type="float" office:value="0.436331" calcext:value-type="float">
            <text:p>0,436331</text:p>
          </table:table-cell>
          <table:table-cell office:value-type="float" office:value="0.130013" calcext:value-type="float">
            <text:p>0,13001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5.11079" calcext:value-type="float">
            <text:p>5,11079</text:p>
          </table:table-cell>
          <table:table-cell office:value-type="float" office:value="0.580362" calcext:value-type="float">
            <text:p>0,580362</text:p>
          </table:table-cell>
          <table:table-cell office:value-type="float" office:value="0.167018" calcext:value-type="float">
            <text:p>0,16701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6.71751" calcext:value-type="float">
            <text:p>6,71751</text:p>
          </table:table-cell>
          <table:table-cell office:value-type="float" office:value="0.733818" calcext:value-type="float">
            <text:p>0,733818</text:p>
          </table:table-cell>
          <table:table-cell office:value-type="float" office:value="0.214136" calcext:value-type="float">
            <text:p>0,21413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8.21839" calcext:value-type="float">
            <text:p>8,21839</text:p>
          </table:table-cell>
          <table:table-cell office:value-type="float" office:value="0.8962" calcext:value-type="float">
            <text:p>0,8962</text:p>
          </table:table-cell>
          <table:table-cell office:value-type="float" office:value="0.29632" calcext:value-type="float">
            <text:p>0,29632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9.93559" calcext:value-type="float">
            <text:p>9,93559</text:p>
          </table:table-cell>
          <table:table-cell office:value-type="float" office:value="1.06743" calcext:value-type="float">
            <text:p>1,06743</text:p>
          </table:table-cell>
          <table:table-cell office:value-type="float" office:value="0.307919" calcext:value-type="float">
            <text:p>0,307919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1.7301" calcext:value-type="float">
            <text:p>11,7301</text:p>
          </table:table-cell>
          <table:table-cell office:value-type="float" office:value="1.24177" calcext:value-type="float">
            <text:p>1,24177</text:p>
          </table:table-cell>
          <table:table-cell office:value-type="float" office:value="0.374617" calcext:value-type="float">
            <text:p>0,37461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3.4699" calcext:value-type="float">
            <text:p>13,4699</text:p>
          </table:table-cell>
          <table:table-cell office:value-type="float" office:value="1.42509" calcext:value-type="float">
            <text:p>1,42509</text:p>
          </table:table-cell>
          <table:table-cell office:value-type="float" office:value="0.424075" calcext:value-type="float">
            <text:p>0,424075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5.6725" calcext:value-type="float">
            <text:p>35,6725</text:p>
          </table:table-cell>
          <table:table-cell office:value-type="float" office:value="3.56322" calcext:value-type="float">
            <text:p>3,56322</text:p>
          </table:table-cell>
          <table:table-cell office:value-type="float" office:value="1.01448" calcext:value-type="float">
            <text:p>1,01448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62.2375" calcext:value-type="float">
            <text:p>62,2375</text:p>
          </table:table-cell>
          <table:table-cell office:value-type="float" office:value="6.13684" calcext:value-type="float">
            <text:p>6,13684</text:p>
          </table:table-cell>
          <table:table-cell office:value-type="float" office:value="1.7453" calcext:value-type="float">
            <text:p>1,7453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93.1644" calcext:value-type="float">
            <text:p>93,1644</text:p>
          </table:table-cell>
          <table:table-cell office:value-type="float" office:value="8.89159" calcext:value-type="float">
            <text:p>8,89159</text:p>
          </table:table-cell>
          <table:table-cell office:value-type="float" office:value="2.52843" calcext:value-type="float">
            <text:p>2,52843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127.953" calcext:value-type="float">
            <text:p>127,953</text:p>
          </table:table-cell>
          <table:table-cell office:value-type="float" office:value="12.0501" calcext:value-type="float">
            <text:p>12,0501</text:p>
          </table:table-cell>
          <table:table-cell office:value-type="float" office:value="3.44432" calcext:value-type="float">
            <text:p>3,44432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/>
          <table:table-cell office:value-type="float" office:value="15.5631" calcext:value-type="float">
            <text:p>15,5631</text:p>
          </table:table-cell>
          <table:table-cell office:value-type="float" office:value="4.28654" calcext:value-type="float">
            <text:p>4,28654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/>
          <table:table-cell office:value-type="float" office:value="19.0887" calcext:value-type="float">
            <text:p>19,0887</text:p>
          </table:table-cell>
          <table:table-cell office:value-type="float" office:value="5.28152" calcext:value-type="float">
            <text:p>5,28152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/>
          <table:table-cell office:value-type="float" office:value="22.8117" calcext:value-type="float">
            <text:p>22,8117</text:p>
          </table:table-cell>
          <table:table-cell office:value-type="float" office:value="6.39565" calcext:value-type="float">
            <text:p>6,39565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/>
          <table:table-cell office:value-type="float" office:value="26.8526" calcext:value-type="float">
            <text:p>26,8526</text:p>
          </table:table-cell>
          <table:table-cell office:value-type="float" office:value="7.67637" calcext:value-type="float">
            <text:p>7,6763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/>
          <table:table-cell office:value-type="float" office:value="30.3955" calcext:value-type="float">
            <text:p>30,3955</text:p>
          </table:table-cell>
          <table:table-cell office:value-type="float" office:value="8.79232" calcext:value-type="float">
            <text:p>8,79232</text:p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1_2" table:style-name="ta1">
        <table:shapes>
          <draw:frame draw:z-index="0" draw:style-name="gr1" draw:text-style-name="P1" svg:width="29.223cm" svg:height="20.492cm" svg:x="13.34cm" svg:y="0.546cm">
            <draw:object draw:notify-on-update-of-ranges="Hoja1_2.A1:Hoja1_2.A1 Hoja1_2.A2:Hoja1_2.A65 Hoja1_2.B1:Hoja1_2.B1 Hoja1_2.B2:Hoja1_2.B65 Hoja1_2.C1:Hoja1_2.C1 Hoja1_2.C2:Hoja1_2.C6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2">
          <table:table-cell/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59314" calcext:value-type="float">
            <text:p>0,000059314</text:p>
          </table:table-cell>
          <table:table-cell office:value-type="float" office:value="0.000044534" calcext:value-type="float">
            <text:p>0,000044534</text:p>
          </table:table-cell>
          <table:table-cell table:style-name="ce1" office:value-type="float" office:value="0.00004561" calcext:value-type="float">
            <text:p>4,56E-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799801" calcext:value-type="float">
            <text:p>0,00799801</text:p>
          </table:table-cell>
          <table:table-cell office:value-type="float" office:value="0.00589285" calcext:value-type="float">
            <text:p>0,00589285</text:p>
          </table:table-cell>
          <table:table-cell office:value-type="float" office:value="0.00215876" calcext:value-type="float">
            <text:p>0,002158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754823" calcext:value-type="float">
            <text:p>0,00754823</text:p>
          </table:table-cell>
          <table:table-cell office:value-type="float" office:value="0.00203778" calcext:value-type="float">
            <text:p>0,00203778</text:p>
          </table:table-cell>
          <table:table-cell office:value-type="float" office:value="0.00348876" calcext:value-type="float">
            <text:p>0,003488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13508" calcext:value-type="float">
            <text:p>0,00213508</text:p>
          </table:table-cell>
          <table:table-cell office:value-type="float" office:value="0.000374594" calcext:value-type="float">
            <text:p>0,000374594</text:p>
          </table:table-cell>
          <table:table-cell office:value-type="float" office:value="0.00208759" calcext:value-type="float">
            <text:p>0,002087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60822" calcext:value-type="float">
            <text:p>0,0060822</text:p>
          </table:table-cell>
          <table:table-cell office:value-type="float" office:value="0.0105447" calcext:value-type="float">
            <text:p>0,0105447</text:p>
          </table:table-cell>
          <table:table-cell office:value-type="float" office:value="0.00725839" calcext:value-type="float">
            <text:p>0,007258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18127" calcext:value-type="float">
            <text:p>0,00218127</text:p>
          </table:table-cell>
          <table:table-cell office:value-type="float" office:value="0.000855215" calcext:value-type="float">
            <text:p>0,000855215</text:p>
          </table:table-cell>
          <table:table-cell office:value-type="float" office:value="0.00217559" calcext:value-type="float">
            <text:p>0,002175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45758" calcext:value-type="float">
            <text:p>0,0045758</text:p>
          </table:table-cell>
          <table:table-cell office:value-type="float" office:value="0.000269312" calcext:value-type="float">
            <text:p>0,000269312</text:p>
          </table:table-cell>
          <table:table-cell office:value-type="float" office:value="0.00256376" calcext:value-type="float">
            <text:p>0,002563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89352" calcext:value-type="float">
            <text:p>0,00189352</text:p>
          </table:table-cell>
          <table:table-cell office:value-type="float" office:value="0.00508386" calcext:value-type="float">
            <text:p>0,00508386</text:p>
          </table:table-cell>
          <table:table-cell office:value-type="float" office:value="0.000257019" calcext:value-type="float">
            <text:p>0,0002570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298612" calcext:value-type="float">
            <text:p>0,000298612</text:p>
          </table:table-cell>
          <table:table-cell office:value-type="float" office:value="0.00879663" calcext:value-type="float">
            <text:p>0,00879663</text:p>
          </table:table-cell>
          <table:table-cell office:value-type="float" office:value="0.00506899" calcext:value-type="float">
            <text:p>0,005068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742716" calcext:value-type="float">
            <text:p>0,00742716</text:p>
          </table:table-cell>
          <table:table-cell office:value-type="float" office:value="0.00025034" calcext:value-type="float">
            <text:p>0,00025034</text:p>
          </table:table-cell>
          <table:table-cell office:value-type="float" office:value="0.00214859" calcext:value-type="float">
            <text:p>0,002148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756177" calcext:value-type="float">
            <text:p>0,00756177</text:p>
          </table:table-cell>
          <table:table-cell office:value-type="float" office:value="0.00501131" calcext:value-type="float">
            <text:p>0,00501131</text:p>
          </table:table-cell>
          <table:table-cell office:value-type="float" office:value="0.000338765" calcext:value-type="float">
            <text:p>0,0003387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697355" calcext:value-type="float">
            <text:p>0,00697355</text:p>
          </table:table-cell>
          <table:table-cell office:value-type="float" office:value="0.00662281" calcext:value-type="float">
            <text:p>0,00662281</text:p>
          </table:table-cell>
          <table:table-cell office:value-type="float" office:value="0.0128081" calcext:value-type="float">
            <text:p>0,012808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218803" calcext:value-type="float">
            <text:p>0,00218803</text:p>
          </table:table-cell>
          <table:table-cell office:value-type="float" office:value="0.000300055" calcext:value-type="float">
            <text:p>0,000300055</text:p>
          </table:table-cell>
          <table:table-cell office:value-type="float" office:value="0.00864257" calcext:value-type="float">
            <text:p>0,008642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741845" calcext:value-type="float">
            <text:p>0,00741845</text:p>
          </table:table-cell>
          <table:table-cell office:value-type="float" office:value="0.00254037" calcext:value-type="float">
            <text:p>0,00254037</text:p>
          </table:table-cell>
          <table:table-cell office:value-type="float" office:value="0.000310912" calcext:value-type="float">
            <text:p>0,0003109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143934" calcext:value-type="float">
            <text:p>0,0143934</text:p>
          </table:table-cell>
          <table:table-cell office:value-type="float" office:value="0.00436361" calcext:value-type="float">
            <text:p>0,00436361</text:p>
          </table:table-cell>
          <table:table-cell office:value-type="float" office:value="0.0045422" calcext:value-type="float">
            <text:p>0,00454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277094" calcext:value-type="float">
            <text:p>0,000277094</text:p>
          </table:table-cell>
          <table:table-cell office:value-type="float" office:value="0.000281886" calcext:value-type="float">
            <text:p>0,000281886</text:p>
          </table:table-cell>
          <table:table-cell office:value-type="float" office:value="0.00649506" calcext:value-type="float">
            <text:p>0,006495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35959" calcext:value-type="float">
            <text:p>0,00035959</text:p>
          </table:table-cell>
          <table:table-cell office:value-type="float" office:value="0.000262095" calcext:value-type="float">
            <text:p>0,000262095</text:p>
          </table:table-cell>
          <table:table-cell office:value-type="float" office:value="0.00672545" calcext:value-type="float">
            <text:p>0,006725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252448" calcext:value-type="float">
            <text:p>0,000252448</text:p>
          </table:table-cell>
          <table:table-cell office:value-type="float" office:value="0.000317995" calcext:value-type="float">
            <text:p>0,000317995</text:p>
          </table:table-cell>
          <table:table-cell office:value-type="float" office:value="0.00752082" calcext:value-type="float">
            <text:p>0,007520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13755" calcext:value-type="float">
            <text:p>0,000313755</text:p>
          </table:table-cell>
          <table:table-cell office:value-type="float" office:value="0.00370681" calcext:value-type="float">
            <text:p>0,00370681</text:p>
          </table:table-cell>
          <table:table-cell office:value-type="float" office:value="0.00145513" calcext:value-type="float">
            <text:p>0,001455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747879" calcext:value-type="float">
            <text:p>0,000747879</text:p>
          </table:table-cell>
          <table:table-cell office:value-type="float" office:value="0.00213463" calcext:value-type="float">
            <text:p>0,00213463</text:p>
          </table:table-cell>
          <table:table-cell office:value-type="float" office:value="0.0104595" calcext:value-type="float">
            <text:p>0,01045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287534" calcext:value-type="float">
            <text:p>0,000287534</text:p>
          </table:table-cell>
          <table:table-cell office:value-type="float" office:value="0.000378525" calcext:value-type="float">
            <text:p>0,000378525</text:p>
          </table:table-cell>
          <table:table-cell office:value-type="float" office:value="0.00962384" calcext:value-type="float">
            <text:p>0,0096238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367462" calcext:value-type="float">
            <text:p>0,000367462</text:p>
          </table:table-cell>
          <table:table-cell office:value-type="float" office:value="0.00582555" calcext:value-type="float">
            <text:p>0,00582555</text:p>
          </table:table-cell>
          <table:table-cell office:value-type="float" office:value="0.00376723" calcext:value-type="float">
            <text:p>0,0037672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402062" calcext:value-type="float">
            <text:p>0,000402062</text:p>
          </table:table-cell>
          <table:table-cell office:value-type="float" office:value="0.00360892" calcext:value-type="float">
            <text:p>0,00360892</text:p>
          </table:table-cell>
          <table:table-cell office:value-type="float" office:value="0.00220395" calcext:value-type="float">
            <text:p>0,0022039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0302905" calcext:value-type="float">
            <text:p>0,000302905</text:p>
          </table:table-cell>
          <table:table-cell office:value-type="float" office:value="0.00250682" calcext:value-type="float">
            <text:p>0,00250682</text:p>
          </table:table-cell>
          <table:table-cell office:value-type="float" office:value="0.000303847" calcext:value-type="float">
            <text:p>0,00030384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510317" calcext:value-type="float">
            <text:p>0,00510317</text:p>
          </table:table-cell>
          <table:table-cell office:value-type="float" office:value="0.000384196" calcext:value-type="float">
            <text:p>0,000384196</text:p>
          </table:table-cell>
          <table:table-cell office:value-type="float" office:value="0.000383669" calcext:value-type="float">
            <text:p>0,00038366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65605" calcext:value-type="float">
            <text:p>0,0065605</text:p>
          </table:table-cell>
          <table:table-cell office:value-type="float" office:value="0.00455876" calcext:value-type="float">
            <text:p>0,00455876</text:p>
          </table:table-cell>
          <table:table-cell office:value-type="float" office:value="0.000422666" calcext:value-type="float">
            <text:p>0,00042266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286937" calcext:value-type="float">
            <text:p>0,00286937</text:p>
          </table:table-cell>
          <table:table-cell office:value-type="float" office:value="0.000375226" calcext:value-type="float">
            <text:p>0,000375226</text:p>
          </table:table-cell>
          <table:table-cell office:value-type="float" office:value="0.0125263" calcext:value-type="float">
            <text:p>0,012526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390851" calcext:value-type="float">
            <text:p>0,000390851</text:p>
          </table:table-cell>
          <table:table-cell office:value-type="float" office:value="0.00220186" calcext:value-type="float">
            <text:p>0,00220186</text:p>
          </table:table-cell>
          <table:table-cell office:value-type="float" office:value="0.00196457" calcext:value-type="float">
            <text:p>0,0019645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790222" calcext:value-type="float">
            <text:p>0,00790222</text:p>
          </table:table-cell>
          <table:table-cell office:value-type="float" office:value="0.000524144" calcext:value-type="float">
            <text:p>0,000524144</text:p>
          </table:table-cell>
          <table:table-cell office:value-type="float" office:value="0.000456572" calcext:value-type="float">
            <text:p>0,00045657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242828" calcext:value-type="float">
            <text:p>0,00242828</text:p>
          </table:table-cell>
          <table:table-cell office:value-type="float" office:value="0.00864947" calcext:value-type="float">
            <text:p>0,00864947</text:p>
          </table:table-cell>
          <table:table-cell office:value-type="float" office:value="0.00771727" calcext:value-type="float">
            <text:p>0,0077172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697439" calcext:value-type="float">
            <text:p>0,000697439</text:p>
          </table:table-cell>
          <table:table-cell office:value-type="float" office:value="0.00454672" calcext:value-type="float">
            <text:p>0,00454672</text:p>
          </table:table-cell>
          <table:table-cell office:value-type="float" office:value="0.00708228" calcext:value-type="float">
            <text:p>0,0070822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854279" calcext:value-type="float">
            <text:p>0,000854279</text:p>
          </table:table-cell>
          <table:table-cell office:value-type="float" office:value="0.0138512" calcext:value-type="float">
            <text:p>0,0138512</text:p>
          </table:table-cell>
          <table:table-cell office:value-type="float" office:value="0.000935737" calcext:value-type="float">
            <text:p>0,00093573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645726" calcext:value-type="float">
            <text:p>0,00645726</text:p>
          </table:table-cell>
          <table:table-cell office:value-type="float" office:value="0.00316211" calcext:value-type="float">
            <text:p>0,00316211</text:p>
          </table:table-cell>
          <table:table-cell office:value-type="float" office:value="0.0106332" calcext:value-type="float">
            <text:p>0,010633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300435" calcext:value-type="float">
            <text:p>0,00300435</text:p>
          </table:table-cell>
          <table:table-cell office:value-type="float" office:value="0.00179428" calcext:value-type="float">
            <text:p>0,00179428</text:p>
          </table:table-cell>
          <table:table-cell office:value-type="float" office:value="0.00785756" calcext:value-type="float">
            <text:p>0,0078575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123417" calcext:value-type="float">
            <text:p>0,00123417</text:p>
          </table:table-cell>
          <table:table-cell office:value-type="float" office:value="0.00475843" calcext:value-type="float">
            <text:p>0,00475843</text:p>
          </table:table-cell>
          <table:table-cell office:value-type="float" office:value="0.00347396" calcext:value-type="float">
            <text:p>0,0034739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175759" calcext:value-type="float">
            <text:p>0,00175759</text:p>
          </table:table-cell>
          <table:table-cell office:value-type="float" office:value="0.00355457" calcext:value-type="float">
            <text:p>0,00355457</text:p>
          </table:table-cell>
          <table:table-cell office:value-type="float" office:value="0.0051933" calcext:value-type="float">
            <text:p>0,005193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25592" calcext:value-type="float">
            <text:p>0,0125592</text:p>
          </table:table-cell>
          <table:table-cell office:value-type="float" office:value="0.00161763" calcext:value-type="float">
            <text:p>0,00161763</text:p>
          </table:table-cell>
          <table:table-cell office:value-type="float" office:value="0.0102916" calcext:value-type="float">
            <text:p>0,010291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156054" calcext:value-type="float">
            <text:p>0,0156054</text:p>
          </table:table-cell>
          <table:table-cell office:value-type="float" office:value="0.00335229" calcext:value-type="float">
            <text:p>0,00335229</text:p>
          </table:table-cell>
          <table:table-cell office:value-type="float" office:value="0.00507403" calcext:value-type="float">
            <text:p>0,0050740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00543005" calcext:value-type="float">
            <text:p>0,00543005</text:p>
          </table:table-cell>
          <table:table-cell office:value-type="float" office:value="0.00521781" calcext:value-type="float">
            <text:p>0,00521781</text:p>
          </table:table-cell>
          <table:table-cell office:value-type="float" office:value="0.00950067" calcext:value-type="float">
            <text:p>0,0095006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10901" calcext:value-type="float">
            <text:p>0,010901</text:p>
          </table:table-cell>
          <table:table-cell office:value-type="float" office:value="0.00818949" calcext:value-type="float">
            <text:p>0,00818949</text:p>
          </table:table-cell>
          <table:table-cell office:value-type="float" office:value="0.0111448" calcext:value-type="float">
            <text:p>0,011144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00975805" calcext:value-type="float">
            <text:p>0,00975805</text:p>
          </table:table-cell>
          <table:table-cell office:value-type="float" office:value="0.00999385" calcext:value-type="float">
            <text:p>0,00999385</text:p>
          </table:table-cell>
          <table:table-cell office:value-type="float" office:value="0.0177279" calcext:value-type="float">
            <text:p>0,017727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0129835" calcext:value-type="float">
            <text:p>0,0129835</text:p>
          </table:table-cell>
          <table:table-cell office:value-type="float" office:value="0.0172709" calcext:value-type="float">
            <text:p>0,0172709</text:p>
          </table:table-cell>
          <table:table-cell office:value-type="float" office:value="0.0139043" calcext:value-type="float">
            <text:p>0,013904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0186728" calcext:value-type="float">
            <text:p>0,0186728</text:p>
          </table:table-cell>
          <table:table-cell office:value-type="float" office:value="0.0229756" calcext:value-type="float">
            <text:p>0,0229756</text:p>
          </table:table-cell>
          <table:table-cell office:value-type="float" office:value="0.0145786" calcext:value-type="float">
            <text:p>0,014578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0192158" calcext:value-type="float">
            <text:p>0,0192158</text:p>
          </table:table-cell>
          <table:table-cell office:value-type="float" office:value="0.0188502" calcext:value-type="float">
            <text:p>0,0188502</text:p>
          </table:table-cell>
          <table:table-cell office:value-type="float" office:value="0.0234472" calcext:value-type="float">
            <text:p>0,023447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0289542" calcext:value-type="float">
            <text:p>0,0289542</text:p>
          </table:table-cell>
          <table:table-cell office:value-type="float" office:value="0.0284115" calcext:value-type="float">
            <text:p>0,0284115</text:p>
          </table:table-cell>
          <table:table-cell office:value-type="float" office:value="0.0253202" calcext:value-type="float">
            <text:p>0,025320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283706" calcext:value-type="float">
            <text:p>0,0283706</text:p>
          </table:table-cell>
          <table:table-cell office:value-type="float" office:value="0.0275508" calcext:value-type="float">
            <text:p>0,0275508</text:p>
          </table:table-cell>
          <table:table-cell office:value-type="float" office:value="0.0344549" calcext:value-type="float">
            <text:p>0,034454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0655425" calcext:value-type="float">
            <text:p>0,0655425</text:p>
          </table:table-cell>
          <table:table-cell office:value-type="float" office:value="0.0624287" calcext:value-type="float">
            <text:p>0,0624287</text:p>
          </table:table-cell>
          <table:table-cell office:value-type="float" office:value="0.0589029" calcext:value-type="float">
            <text:p>0,058902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0910581" calcext:value-type="float">
            <text:p>0,0910581</text:p>
          </table:table-cell>
          <table:table-cell office:value-type="float" office:value="0.0897498" calcext:value-type="float">
            <text:p>0,0897498</text:p>
          </table:table-cell>
          <table:table-cell office:value-type="float" office:value="0.0930327" calcext:value-type="float">
            <text:p>0,093032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0.134795" calcext:value-type="float">
            <text:p>0,134795</text:p>
          </table:table-cell>
          <table:table-cell office:value-type="float" office:value="0.130013" calcext:value-type="float">
            <text:p>0,130013</text:p>
          </table:table-cell>
          <table:table-cell office:value-type="float" office:value="0.13286" calcext:value-type="float">
            <text:p>0,1328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.175632" calcext:value-type="float">
            <text:p>0,175632</text:p>
          </table:table-cell>
          <table:table-cell office:value-type="float" office:value="0.167018" calcext:value-type="float">
            <text:p>0,167018</text:p>
          </table:table-cell>
          <table:table-cell office:value-type="float" office:value="0.171729" calcext:value-type="float">
            <text:p>0,171729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0.21975" calcext:value-type="float">
            <text:p>0,21975</text:p>
          </table:table-cell>
          <table:table-cell office:value-type="float" office:value="0.214136" calcext:value-type="float">
            <text:p>0,214136</text:p>
          </table:table-cell>
          <table:table-cell office:value-type="float" office:value="0.248409" calcext:value-type="float">
            <text:p>0,24840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0.261796" calcext:value-type="float">
            <text:p>0,261796</text:p>
          </table:table-cell>
          <table:table-cell office:value-type="float" office:value="0.29632" calcext:value-type="float">
            <text:p>0,29632</text:p>
          </table:table-cell>
          <table:table-cell office:value-type="float" office:value="0.288063" calcext:value-type="float">
            <text:p>0,288063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0.309501" calcext:value-type="float">
            <text:p>0,309501</text:p>
          </table:table-cell>
          <table:table-cell office:value-type="float" office:value="0.307919" calcext:value-type="float">
            <text:p>0,307919</text:p>
          </table:table-cell>
          <table:table-cell office:value-type="float" office:value="0.309704" calcext:value-type="float">
            <text:p>0,309704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0.35986" calcext:value-type="float">
            <text:p>0,35986</text:p>
          </table:table-cell>
          <table:table-cell office:value-type="float" office:value="0.374617" calcext:value-type="float">
            <text:p>0,374617</text:p>
          </table:table-cell>
          <table:table-cell office:value-type="float" office:value="0.37245" calcext:value-type="float">
            <text:p>0,3724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406164" calcext:value-type="float">
            <text:p>0,406164</text:p>
          </table:table-cell>
          <table:table-cell office:value-type="float" office:value="0.424075" calcext:value-type="float">
            <text:p>0,424075</text:p>
          </table:table-cell>
          <table:table-cell office:value-type="float" office:value="0.409643" calcext:value-type="float">
            <text:p>0,409643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.03018" calcext:value-type="float">
            <text:p>1,03018</text:p>
          </table:table-cell>
          <table:table-cell office:value-type="float" office:value="1.01448" calcext:value-type="float">
            <text:p>1,01448</text:p>
          </table:table-cell>
          <table:table-cell office:value-type="float" office:value="1.07718" calcext:value-type="float">
            <text:p>1,07718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.72252" calcext:value-type="float">
            <text:p>1,72252</text:p>
          </table:table-cell>
          <table:table-cell office:value-type="float" office:value="1.7453" calcext:value-type="float">
            <text:p>1,7453</text:p>
          </table:table-cell>
          <table:table-cell office:value-type="float" office:value="1.76188" calcext:value-type="float">
            <text:p>1,76188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2.55486" calcext:value-type="float">
            <text:p>2,55486</text:p>
          </table:table-cell>
          <table:table-cell office:value-type="float" office:value="2.52843" calcext:value-type="float">
            <text:p>2,52843</text:p>
          </table:table-cell>
          <table:table-cell office:value-type="float" office:value="2.5901" calcext:value-type="float">
            <text:p>2,5901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3.38937" calcext:value-type="float">
            <text:p>3,38937</text:p>
          </table:table-cell>
          <table:table-cell office:value-type="float" office:value="3.44432" calcext:value-type="float">
            <text:p>3,44432</text:p>
          </table:table-cell>
          <table:table-cell office:value-type="float" office:value="3.53905" calcext:value-type="float">
            <text:p>3,53905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4.62593" calcext:value-type="float">
            <text:p>4,62593</text:p>
          </table:table-cell>
          <table:table-cell office:value-type="float" office:value="4.28654" calcext:value-type="float">
            <text:p>4,28654</text:p>
          </table:table-cell>
          <table:table-cell office:value-type="float" office:value="4.34733" calcext:value-type="float">
            <text:p>4,34733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5.50313" calcext:value-type="float">
            <text:p>5,50313</text:p>
          </table:table-cell>
          <table:table-cell office:value-type="float" office:value="5.28152" calcext:value-type="float">
            <text:p>5,28152</text:p>
          </table:table-cell>
          <table:table-cell office:value-type="float" office:value="5.33742" calcext:value-type="float">
            <text:p>5,33742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6.39006" calcext:value-type="float">
            <text:p>6,39006</text:p>
          </table:table-cell>
          <table:table-cell office:value-type="float" office:value="6.39565" calcext:value-type="float">
            <text:p>6,39565</text:p>
          </table:table-cell>
          <table:table-cell office:value-type="float" office:value="6.34979" calcext:value-type="float">
            <text:p>6,34979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7.49858" calcext:value-type="float">
            <text:p>7,49858</text:p>
          </table:table-cell>
          <table:table-cell office:value-type="float" office:value="7.67637" calcext:value-type="float">
            <text:p>7,67637</text:p>
          </table:table-cell>
          <table:table-cell office:value-type="float" office:value="7.48504" calcext:value-type="float">
            <text:p>7,4850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8.73459" calcext:value-type="float">
            <text:p>8,73459</text:p>
          </table:table-cell>
          <table:table-cell office:value-type="float" office:value="8.79232" calcext:value-type="float">
            <text:p>8,79232</text:p>
          </table:table-cell>
          <table:table-cell office:value-type="float" office:value="8.97431" calcext:value-type="float">
            <text:p>8,97431</text:p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scientific-number number:decimal-places="0" number:min-integer-digits="1" number:min-exponent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0/00/0000</text:date>, <text:time style:data-style-name="N2" text:time-value="0000-00-00T17:17:07.4844619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5T12:46:06.246141937</meta:creation-date>
    <dc:date>2014-01-15T17:17:58.418899205</dc:date>
    <meta:editing-duration>PT40M10S</meta:editing-duration>
    <meta:editing-cycles>10</meta:editing-cycles>
    <meta:generator>LibreOffice/4.1.4.2$Linux_X86_64 LibreOffice_project/410$Build-2</meta:generator>
    <meta:document-statistic meta:table-count="3" meta:cell-count="76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scatter" chart:style-name="ch1">
        <chart:title svg:x="6.91cm" svg:y="0.315cm" chart:style-name="ch2">
          <text:p>Algoritmos</text:p>
        </chart:title>
        <chart:subtitle svg:x="2.518cm" svg:y="1.273cm" chart:style-name="ch3">
          <text:p>Intel Core i7-2670QM @ 2,2GHz / 6MB L3-Cache - 8GB DDR3 
Fedora 20 - Linux 3.12.7 / x86-64 - g++ 4.8.2 (-O2)</text:p>
        </chart:subtitle>
        <chart:legend chart:legend-position="bottom" svg:x="4.432cm" svg:y="8.209cm" style:legend-expansion="wide" chart:style-name="ch4"/>
        <chart:plot-area chart:style-name="ch5" table:cell-range-address="O2.A2:O2.B60 O2.B1:O2.D1 O2.C2:O2.D65" chart:data-source-has-labels="row" svg:x="1.33cm" svg:y="2.764cm" svg:width="14.03cm" svg:height="4.285cm">
          <chartooo:coordinate-region svg:x="2.137cm" svg:y="2.963cm" svg:width="12.388cm" svg:height="3.439cm"/>
          <chart:axis chart:dimension="x" chart:name="primary-x" chart:style-name="ch6">
            <chart:title svg:x="7.838cm" svg:y="7.228cm" chart:style-name="ch7">
              <text:p>Límite</text:p>
            </chart:title>
          </chart:axis>
          <chart:axis chart:dimension="y" chart:name="primary-y" chart:style-name="ch6">
            <chart:title svg:x="0.451cm" svg:y="5.506cm" chart:style-name="ch8">
              <text:p>Tiempo</text:p>
            </chart:title>
            <chart:grid chart:style-name="ch9" chart:class="major"/>
          </chart:axis>
          <chart:series chart:style-name="ch10" chart:values-cell-range-address="O2.B2:O2.B60" chart:label-cell-address="O2.B1:O2.B1" chart:class="chart:scatter">
            <chart:domain table:cell-range-address="O2.A2:O2.A60"/>
            <chart:data-point chart:repeated="59"/>
          </chart:series>
          <chart:series chart:style-name="ch11" chart:values-cell-range-address="O2.C2:O2.C65" chart:label-cell-address="O2.C1:O2.C1" chart:class="chart:scatter">
            <chart:domain table:cell-range-address="O2.A2:O2.A65"/>
            <chart:data-point chart:repeated="64"/>
          </chart:series>
          <chart:series chart:style-name="ch12" chart:values-cell-range-address="O2.D2:O2.D65" chart:label-cell-address="O2.D1:O2.D1" chart:class="chart:scatter">
            <chart:domain table:cell-range-address="O2.A2:O2.A65"/>
            <chart:data-point chart:repeated="6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riba</text:p>
                <draw:g>
                  <svg:desc>O2.B1:O2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Secuencial</text:p>
                <draw:g>
                  <svg:desc>O2.C1:O2.C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Paralelo</text:p>
                <draw:g>
                  <svg:desc>O2.D1:O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O2.A2:O2.A60</svg:desc>
                </draw:g>
              </table:table-cell>
              <table:table-cell office:value-type="float" office:value="0.000003576">
                <text:p>0.000003576</text:p>
                <draw:g>
                  <svg:desc>O2.B2:O2.B60</svg:desc>
                </draw:g>
              </table:table-cell>
              <table:table-cell office:value-type="float" office:value="10">
                <text:p>10</text:p>
                <draw:g>
                  <svg:desc>O2.A2:O2.A65</svg:desc>
                </draw:g>
              </table:table-cell>
              <table:table-cell office:value-type="float" office:value="0.000066181">
                <text:p>0.000066181</text:p>
                <draw:g>
                  <svg:desc>O2.C2:O2.C65</svg:desc>
                </draw:g>
              </table:table-cell>
              <table:table-cell office:value-type="float" office:value="10">
                <text:p>10</text:p>
                <draw:g>
                  <svg:desc>O2.A2:O2.A65</svg:desc>
                </draw:g>
              </table:table-cell>
              <table:table-cell office:value-type="float" office:value="0.000059314">
                <text:p>0.000059314</text:p>
                <draw:g>
                  <svg:desc>O2.D2:O2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03543">
                <text:p>0.000003543</text:p>
              </table:table-cell>
              <table:table-cell office:value-type="float" office:value="20">
                <text:p>20</text:p>
              </table:table-cell>
              <table:table-cell office:value-type="float" office:value="0.000050709">
                <text:p>0.000050709</text:p>
              </table:table-cell>
              <table:table-cell office:value-type="float" office:value="20">
                <text:p>20</text:p>
              </table:table-cell>
              <table:table-cell office:value-type="float" office:value="0.00799801">
                <text:p>0.00799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003904">
                <text:p>0.000003904</text:p>
              </table:table-cell>
              <table:table-cell office:value-type="float" office:value="30">
                <text:p>30</text:p>
              </table:table-cell>
              <table:table-cell office:value-type="float" office:value="0.000051397">
                <text:p>0.000051397</text:p>
              </table:table-cell>
              <table:table-cell office:value-type="float" office:value="30">
                <text:p>30</text:p>
              </table:table-cell>
              <table:table-cell office:value-type="float" office:value="0.00754823">
                <text:p>0.00754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0004099">
                <text:p>0.000004099</text:p>
              </table:table-cell>
              <table:table-cell office:value-type="float" office:value="40">
                <text:p>40</text:p>
              </table:table-cell>
              <table:table-cell office:value-type="float" office:value="0.000050358">
                <text:p>0.000050358</text:p>
              </table:table-cell>
              <table:table-cell office:value-type="float" office:value="40">
                <text:p>40</text:p>
              </table:table-cell>
              <table:table-cell office:value-type="float" office:value="0.00213508">
                <text:p>0.00213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0004285">
                <text:p>0.000004285</text:p>
              </table:table-cell>
              <table:table-cell office:value-type="float" office:value="50">
                <text:p>50</text:p>
              </table:table-cell>
              <table:table-cell office:value-type="float" office:value="0.000049874">
                <text:p>0.000049874</text:p>
              </table:table-cell>
              <table:table-cell office:value-type="float" office:value="50">
                <text:p>50</text:p>
              </table:table-cell>
              <table:table-cell office:value-type="float" office:value="0.0060822">
                <text:p>0.0060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0004489">
                <text:p>0.000004489</text:p>
              </table:table-cell>
              <table:table-cell office:value-type="float" office:value="60">
                <text:p>60</text:p>
              </table:table-cell>
              <table:table-cell office:value-type="float" office:value="0.000050279">
                <text:p>0.000050279</text:p>
              </table:table-cell>
              <table:table-cell office:value-type="float" office:value="60">
                <text:p>60</text:p>
              </table:table-cell>
              <table:table-cell office:value-type="float" office:value="0.00218127">
                <text:p>0.00218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0004695">
                <text:p>0.000004695</text:p>
              </table:table-cell>
              <table:table-cell office:value-type="float" office:value="70">
                <text:p>70</text:p>
              </table:table-cell>
              <table:table-cell office:value-type="float" office:value="0.000051123">
                <text:p>0.000051123</text:p>
              </table:table-cell>
              <table:table-cell office:value-type="float" office:value="70">
                <text:p>70</text:p>
              </table:table-cell>
              <table:table-cell office:value-type="float" office:value="0.0045758">
                <text:p>0.0045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0004977">
                <text:p>0.000004977</text:p>
              </table:table-cell>
              <table:table-cell office:value-type="float" office:value="80">
                <text:p>80</text:p>
              </table:table-cell>
              <table:table-cell office:value-type="float" office:value="0.000050968">
                <text:p>0.000050968</text:p>
              </table:table-cell>
              <table:table-cell office:value-type="float" office:value="80">
                <text:p>80</text:p>
              </table:table-cell>
              <table:table-cell office:value-type="float" office:value="0.00189352">
                <text:p>0.00189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052">
                <text:p>0.0000052</text:p>
              </table:table-cell>
              <table:table-cell office:value-type="float" office:value="90">
                <text:p>90</text:p>
              </table:table-cell>
              <table:table-cell office:value-type="float" office:value="0.000050942">
                <text:p>0.000050942</text:p>
              </table:table-cell>
              <table:table-cell office:value-type="float" office:value="90">
                <text:p>90</text:p>
              </table:table-cell>
              <table:table-cell office:value-type="float" office:value="0.000298612">
                <text:p>0.000298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005451">
                <text:p>0.000005451</text:p>
              </table:table-cell>
              <table:table-cell office:value-type="float" office:value="100">
                <text:p>100</text:p>
              </table:table-cell>
              <table:table-cell office:value-type="float" office:value="0.000051689">
                <text:p>0.000051689</text:p>
              </table:table-cell>
              <table:table-cell office:value-type="float" office:value="100">
                <text:p>100</text:p>
              </table:table-cell>
              <table:table-cell office:value-type="float" office:value="0.00742716">
                <text:p>0.00742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000008141">
                <text:p>0.000008141</text:p>
              </table:table-cell>
              <table:table-cell office:value-type="float" office:value="200">
                <text:p>200</text:p>
              </table:table-cell>
              <table:table-cell office:value-type="float" office:value="0.000052487">
                <text:p>0.000052487</text:p>
              </table:table-cell>
              <table:table-cell office:value-type="float" office:value="200">
                <text:p>200</text:p>
              </table:table-cell>
              <table:table-cell office:value-type="float" office:value="0.00756177">
                <text:p>0.00756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000010963">
                <text:p>0.000010963</text:p>
              </table:table-cell>
              <table:table-cell office:value-type="float" office:value="300">
                <text:p>300</text:p>
              </table:table-cell>
              <table:table-cell office:value-type="float" office:value="0.000053311">
                <text:p>0.000053311</text:p>
              </table:table-cell>
              <table:table-cell office:value-type="float" office:value="300">
                <text:p>300</text:p>
              </table:table-cell>
              <table:table-cell office:value-type="float" office:value="0.00697355">
                <text:p>0.006973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0.000013954">
                <text:p>0.000013954</text:p>
              </table:table-cell>
              <table:table-cell office:value-type="float" office:value="400">
                <text:p>400</text:p>
              </table:table-cell>
              <table:table-cell office:value-type="float" office:value="0.000051348">
                <text:p>0.000051348</text:p>
              </table:table-cell>
              <table:table-cell office:value-type="float" office:value="400">
                <text:p>400</text:p>
              </table:table-cell>
              <table:table-cell office:value-type="float" office:value="0.00218803">
                <text:p>0.00218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000016417">
                <text:p>0.000016417</text:p>
              </table:table-cell>
              <table:table-cell office:value-type="float" office:value="500">
                <text:p>500</text:p>
              </table:table-cell>
              <table:table-cell office:value-type="float" office:value="0.000061191">
                <text:p>0.000061191</text:p>
              </table:table-cell>
              <table:table-cell office:value-type="float" office:value="500">
                <text:p>500</text:p>
              </table:table-cell>
              <table:table-cell office:value-type="float" office:value="0.00741845">
                <text:p>0.007418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000019809">
                <text:p>0.000019809</text:p>
              </table:table-cell>
              <table:table-cell office:value-type="float" office:value="600">
                <text:p>600</text:p>
              </table:table-cell>
              <table:table-cell office:value-type="float" office:value="0.000058566">
                <text:p>0.000058566</text:p>
              </table:table-cell>
              <table:table-cell office:value-type="float" office:value="600">
                <text:p>600</text:p>
              </table:table-cell>
              <table:table-cell office:value-type="float" office:value="0.0143934">
                <text:p>0.0143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0.000022596">
                <text:p>0.000022596</text:p>
              </table:table-cell>
              <table:table-cell office:value-type="float" office:value="700">
                <text:p>700</text:p>
              </table:table-cell>
              <table:table-cell office:value-type="float" office:value="0.000060302">
                <text:p>0.000060302</text:p>
              </table:table-cell>
              <table:table-cell office:value-type="float" office:value="700">
                <text:p>700</text:p>
              </table:table-cell>
              <table:table-cell office:value-type="float" office:value="0.000277094">
                <text:p>0.000277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000032469">
                <text:p>0.000032469</text:p>
              </table:table-cell>
              <table:table-cell office:value-type="float" office:value="800">
                <text:p>800</text:p>
              </table:table-cell>
              <table:table-cell office:value-type="float" office:value="0.000062491">
                <text:p>0.000062491</text:p>
              </table:table-cell>
              <table:table-cell office:value-type="float" office:value="800">
                <text:p>800</text:p>
              </table:table-cell>
              <table:table-cell office:value-type="float" office:value="0.00035959">
                <text:p>0.00035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00002906">
                <text:p>0.00002906</text:p>
              </table:table-cell>
              <table:table-cell office:value-type="float" office:value="900">
                <text:p>900</text:p>
              </table:table-cell>
              <table:table-cell office:value-type="float" office:value="0.000068647">
                <text:p>0.000068647</text:p>
              </table:table-cell>
              <table:table-cell office:value-type="float" office:value="900">
                <text:p>900</text:p>
              </table:table-cell>
              <table:table-cell office:value-type="float" office:value="0.000252448">
                <text:p>0.000252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0.000032586">
                <text:p>0.000032586</text:p>
              </table:table-cell>
              <table:table-cell office:value-type="float" office:value="1000">
                <text:p>1000</text:p>
              </table:table-cell>
              <table:table-cell office:value-type="float" office:value="0.000071405">
                <text:p>0.000071405</text:p>
              </table:table-cell>
              <table:table-cell office:value-type="float" office:value="1000">
                <text:p>1000</text:p>
              </table:table-cell>
              <table:table-cell office:value-type="float" office:value="0.000313755">
                <text:p>0.000313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000084973">
                <text:p>0.000084973</text:p>
              </table:table-cell>
              <table:table-cell office:value-type="float" office:value="2000">
                <text:p>2000</text:p>
              </table:table-cell>
              <table:table-cell office:value-type="float" office:value="0.000099866">
                <text:p>0.000099866</text:p>
              </table:table-cell>
              <table:table-cell office:value-type="float" office:value="2000">
                <text:p>2000</text:p>
              </table:table-cell>
              <table:table-cell office:value-type="float" office:value="0.000747879">
                <text:p>0.0007478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0.000101547">
                <text:p>0.000101547</text:p>
              </table:table-cell>
              <table:table-cell office:value-type="float" office:value="3000">
                <text:p>3000</text:p>
              </table:table-cell>
              <table:table-cell office:value-type="float" office:value="0.00013246">
                <text:p>0.00013246</text:p>
              </table:table-cell>
              <table:table-cell office:value-type="float" office:value="3000">
                <text:p>3000</text:p>
              </table:table-cell>
              <table:table-cell office:value-type="float" office:value="0.000287534">
                <text:p>0.000287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">
                <text:p>4000</text:p>
              </table:table-cell>
              <table:table-cell office:value-type="float" office:value="0.000143296">
                <text:p>0.000143296</text:p>
              </table:table-cell>
              <table:table-cell office:value-type="float" office:value="4000">
                <text:p>4000</text:p>
              </table:table-cell>
              <table:table-cell office:value-type="float" office:value="0.000166332">
                <text:p>0.000166332</text:p>
              </table:table-cell>
              <table:table-cell office:value-type="float" office:value="4000">
                <text:p>4000</text:p>
              </table:table-cell>
              <table:table-cell office:value-type="float" office:value="0.000367462">
                <text:p>0.0003674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0.000235333">
                <text:p>0.000235333</text:p>
              </table:table-cell>
              <table:table-cell office:value-type="float" office:value="5000">
                <text:p>5000</text:p>
              </table:table-cell>
              <table:table-cell office:value-type="float" office:value="0.000200202">
                <text:p>0.000200202</text:p>
              </table:table-cell>
              <table:table-cell office:value-type="float" office:value="5000">
                <text:p>5000</text:p>
              </table:table-cell>
              <table:table-cell office:value-type="float" office:value="0.000402062">
                <text:p>0.0004020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0.000220331">
                <text:p>0.000220331</text:p>
              </table:table-cell>
              <table:table-cell office:value-type="float" office:value="6000">
                <text:p>6000</text:p>
              </table:table-cell>
              <table:table-cell office:value-type="float" office:value="0.000227643">
                <text:p>0.000227643</text:p>
              </table:table-cell>
              <table:table-cell office:value-type="float" office:value="6000">
                <text:p>6000</text:p>
              </table:table-cell>
              <table:table-cell office:value-type="float" office:value="0.000302905">
                <text:p>0.000302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0">
                <text:p>7000</text:p>
              </table:table-cell>
              <table:table-cell office:value-type="float" office:value="0.00026396">
                <text:p>0.00026396</text:p>
              </table:table-cell>
              <table:table-cell office:value-type="float" office:value="7000">
                <text:p>7000</text:p>
              </table:table-cell>
              <table:table-cell office:value-type="float" office:value="0.00026179">
                <text:p>0.00026179</text:p>
              </table:table-cell>
              <table:table-cell office:value-type="float" office:value="7000">
                <text:p>7000</text:p>
              </table:table-cell>
              <table:table-cell office:value-type="float" office:value="0.00510317">
                <text:p>0.00510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">
                <text:p>8000</text:p>
              </table:table-cell>
              <table:table-cell office:value-type="float" office:value="0.000321834">
                <text:p>0.000321834</text:p>
              </table:table-cell>
              <table:table-cell office:value-type="float" office:value="8000">
                <text:p>8000</text:p>
              </table:table-cell>
              <table:table-cell office:value-type="float" office:value="0.000297432">
                <text:p>0.000297432</text:p>
              </table:table-cell>
              <table:table-cell office:value-type="float" office:value="8000">
                <text:p>8000</text:p>
              </table:table-cell>
              <table:table-cell office:value-type="float" office:value="0.0065605">
                <text:p>0.0065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">
                <text:p>9000</text:p>
              </table:table-cell>
              <table:table-cell office:value-type="float" office:value="0.00038199">
                <text:p>0.00038199</text:p>
              </table:table-cell>
              <table:table-cell office:value-type="float" office:value="9000">
                <text:p>9000</text:p>
              </table:table-cell>
              <table:table-cell office:value-type="float" office:value="0.000350186">
                <text:p>0.000350186</text:p>
              </table:table-cell>
              <table:table-cell office:value-type="float" office:value="9000">
                <text:p>9000</text:p>
              </table:table-cell>
              <table:table-cell office:value-type="float" office:value="0.00286937">
                <text:p>0.002869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0.000444561">
                <text:p>0.000444561</text:p>
              </table:table-cell>
              <table:table-cell office:value-type="float" office:value="10000">
                <text:p>10000</text:p>
              </table:table-cell>
              <table:table-cell office:value-type="float" office:value="0.000389435">
                <text:p>0.000389435</text:p>
              </table:table-cell>
              <table:table-cell office:value-type="float" office:value="10000">
                <text:p>10000</text:p>
              </table:table-cell>
              <table:table-cell office:value-type="float" office:value="0.000390851">
                <text:p>0.0003908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0">
                <text:p>20000</text:p>
              </table:table-cell>
              <table:table-cell office:value-type="float" office:value="0.00109433">
                <text:p>0.00109433</text:p>
              </table:table-cell>
              <table:table-cell office:value-type="float" office:value="20000">
                <text:p>20000</text:p>
              </table:table-cell>
              <table:table-cell office:value-type="float" office:value="0.000803533">
                <text:p>0.000803533</text:p>
              </table:table-cell>
              <table:table-cell office:value-type="float" office:value="20000">
                <text:p>20000</text:p>
              </table:table-cell>
              <table:table-cell office:value-type="float" office:value="0.00790222">
                <text:p>0.00790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0.00182335">
                <text:p>0.00182335</text:p>
              </table:table-cell>
              <table:table-cell office:value-type="float" office:value="30000">
                <text:p>30000</text:p>
              </table:table-cell>
              <table:table-cell office:value-type="float" office:value="0.00124642">
                <text:p>0.00124642</text:p>
              </table:table-cell>
              <table:table-cell office:value-type="float" office:value="30000">
                <text:p>30000</text:p>
              </table:table-cell>
              <table:table-cell office:value-type="float" office:value="0.00242828">
                <text:p>0.002428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0">
                <text:p>40000</text:p>
              </table:table-cell>
              <table:table-cell office:value-type="float" office:value="0.00273867">
                <text:p>0.00273867</text:p>
              </table:table-cell>
              <table:table-cell office:value-type="float" office:value="40000">
                <text:p>40000</text:p>
              </table:table-cell>
              <table:table-cell office:value-type="float" office:value="0.00173228">
                <text:p>0.00173228</text:p>
              </table:table-cell>
              <table:table-cell office:value-type="float" office:value="40000">
                <text:p>40000</text:p>
              </table:table-cell>
              <table:table-cell office:value-type="float" office:value="0.000697439">
                <text:p>0.000697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00">
                <text:p>50000</text:p>
              </table:table-cell>
              <table:table-cell office:value-type="float" office:value="0.00353411">
                <text:p>0.00353411</text:p>
              </table:table-cell>
              <table:table-cell office:value-type="float" office:value="50000">
                <text:p>50000</text:p>
              </table:table-cell>
              <table:table-cell office:value-type="float" office:value="0.00223824">
                <text:p>0.00223824</text:p>
              </table:table-cell>
              <table:table-cell office:value-type="float" office:value="50000">
                <text:p>50000</text:p>
              </table:table-cell>
              <table:table-cell office:value-type="float" office:value="0.000854279">
                <text:p>0.0008542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0">
                <text:p>60000</text:p>
              </table:table-cell>
              <table:table-cell office:value-type="float" office:value="0.00434316">
                <text:p>0.00434316</text:p>
              </table:table-cell>
              <table:table-cell office:value-type="float" office:value="60000">
                <text:p>60000</text:p>
              </table:table-cell>
              <table:table-cell office:value-type="float" office:value="0.00260542">
                <text:p>0.00260542</text:p>
              </table:table-cell>
              <table:table-cell office:value-type="float" office:value="60000">
                <text:p>60000</text:p>
              </table:table-cell>
              <table:table-cell office:value-type="float" office:value="0.00645726">
                <text:p>0.006457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">
                <text:p>70000</text:p>
              </table:table-cell>
              <table:table-cell office:value-type="float" office:value="0.00523937">
                <text:p>0.00523937</text:p>
              </table:table-cell>
              <table:table-cell office:value-type="float" office:value="70000">
                <text:p>70000</text:p>
              </table:table-cell>
              <table:table-cell office:value-type="float" office:value="0.00328742">
                <text:p>0.00328742</text:p>
              </table:table-cell>
              <table:table-cell office:value-type="float" office:value="70000">
                <text:p>70000</text:p>
              </table:table-cell>
              <table:table-cell office:value-type="float" office:value="0.00300435">
                <text:p>0.003004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0">
                <text:p>80000</text:p>
              </table:table-cell>
              <table:table-cell office:value-type="float" office:value="0.0065453">
                <text:p>0.0065453</text:p>
              </table:table-cell>
              <table:table-cell office:value-type="float" office:value="80000">
                <text:p>80000</text:p>
              </table:table-cell>
              <table:table-cell office:value-type="float" office:value="0.00376221">
                <text:p>0.00376221</text:p>
              </table:table-cell>
              <table:table-cell office:value-type="float" office:value="80000">
                <text:p>80000</text:p>
              </table:table-cell>
              <table:table-cell office:value-type="float" office:value="0.00123417">
                <text:p>0.001234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0.00725583">
                <text:p>0.00725583</text:p>
              </table:table-cell>
              <table:table-cell office:value-type="float" office:value="90000">
                <text:p>90000</text:p>
              </table:table-cell>
              <table:table-cell office:value-type="float" office:value="0.00438858">
                <text:p>0.00438858</text:p>
              </table:table-cell>
              <table:table-cell office:value-type="float" office:value="90000">
                <text:p>90000</text:p>
              </table:table-cell>
              <table:table-cell office:value-type="float" office:value="0.00175759">
                <text:p>0.001757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">
                <text:p>100000</text:p>
              </table:table-cell>
              <table:table-cell office:value-type="float" office:value="0.00911963">
                <text:p>0.00911963</text:p>
              </table:table-cell>
              <table:table-cell office:value-type="float" office:value="100000">
                <text:p>100000</text:p>
              </table:table-cell>
              <table:table-cell office:value-type="float" office:value="0.00491302">
                <text:p>0.00491302</text:p>
              </table:table-cell>
              <table:table-cell office:value-type="float" office:value="100000">
                <text:p>100000</text:p>
              </table:table-cell>
              <table:table-cell office:value-type="float" office:value="0.0125592">
                <text:p>0.0125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">
                <text:p>200000</text:p>
              </table:table-cell>
              <table:table-cell office:value-type="float" office:value="0.0358014">
                <text:p>0.0358014</text:p>
              </table:table-cell>
              <table:table-cell office:value-type="float" office:value="200000">
                <text:p>200000</text:p>
              </table:table-cell>
              <table:table-cell office:value-type="float" office:value="0.0109541">
                <text:p>0.0109541</text:p>
              </table:table-cell>
              <table:table-cell office:value-type="float" office:value="200000">
                <text:p>200000</text:p>
              </table:table-cell>
              <table:table-cell office:value-type="float" office:value="0.0156054">
                <text:p>0.01560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00">
                <text:p>300000</text:p>
              </table:table-cell>
              <table:table-cell office:value-type="float" office:value="0.0931093">
                <text:p>0.0931093</text:p>
              </table:table-cell>
              <table:table-cell office:value-type="float" office:value="300000">
                <text:p>300000</text:p>
              </table:table-cell>
              <table:table-cell office:value-type="float" office:value="0.0190216">
                <text:p>0.0190216</text:p>
              </table:table-cell>
              <table:table-cell office:value-type="float" office:value="300000">
                <text:p>300000</text:p>
              </table:table-cell>
              <table:table-cell office:value-type="float" office:value="0.00543005">
                <text:p>0.00543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">
                <text:p>400000</text:p>
              </table:table-cell>
              <table:table-cell office:value-type="float" office:value="0.158407">
                <text:p>0.158407</text:p>
              </table:table-cell>
              <table:table-cell office:value-type="float" office:value="400000">
                <text:p>400000</text:p>
              </table:table-cell>
              <table:table-cell office:value-type="float" office:value="0.0244816">
                <text:p>0.0244816</text:p>
              </table:table-cell>
              <table:table-cell office:value-type="float" office:value="400000">
                <text:p>400000</text:p>
              </table:table-cell>
              <table:table-cell office:value-type="float" office:value="0.010901">
                <text:p>0.010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00">
                <text:p>500000</text:p>
              </table:table-cell>
              <table:table-cell office:value-type="float" office:value="0.220499">
                <text:p>0.220499</text:p>
              </table:table-cell>
              <table:table-cell office:value-type="float" office:value="500000">
                <text:p>500000</text:p>
              </table:table-cell>
              <table:table-cell office:value-type="float" office:value="0.0318127">
                <text:p>0.0318127</text:p>
              </table:table-cell>
              <table:table-cell office:value-type="float" office:value="500000">
                <text:p>500000</text:p>
              </table:table-cell>
              <table:table-cell office:value-type="float" office:value="0.00975805">
                <text:p>0.00975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00">
                <text:p>600000</text:p>
              </table:table-cell>
              <table:table-cell office:value-type="float" office:value="0.288444">
                <text:p>0.288444</text:p>
              </table:table-cell>
              <table:table-cell office:value-type="float" office:value="600000">
                <text:p>600000</text:p>
              </table:table-cell>
              <table:table-cell office:value-type="float" office:value="0.0415002">
                <text:p>0.0415002</text:p>
              </table:table-cell>
              <table:table-cell office:value-type="float" office:value="600000">
                <text:p>600000</text:p>
              </table:table-cell>
              <table:table-cell office:value-type="float" office:value="0.0129835">
                <text:p>0.0129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00">
                <text:p>700000</text:p>
              </table:table-cell>
              <table:table-cell office:value-type="float" office:value="0.352431">
                <text:p>0.352431</text:p>
              </table:table-cell>
              <table:table-cell office:value-type="float" office:value="700000">
                <text:p>700000</text:p>
              </table:table-cell>
              <table:table-cell office:value-type="float" office:value="0.0482423">
                <text:p>0.0482423</text:p>
              </table:table-cell>
              <table:table-cell office:value-type="float" office:value="700000">
                <text:p>700000</text:p>
              </table:table-cell>
              <table:table-cell office:value-type="float" office:value="0.0186728">
                <text:p>0.01867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00">
                <text:p>800000</text:p>
              </table:table-cell>
              <table:table-cell office:value-type="float" office:value="0.404155">
                <text:p>0.404155</text:p>
              </table:table-cell>
              <table:table-cell office:value-type="float" office:value="800000">
                <text:p>800000</text:p>
              </table:table-cell>
              <table:table-cell office:value-type="float" office:value="0.0580933">
                <text:p>0.0580933</text:p>
              </table:table-cell>
              <table:table-cell office:value-type="float" office:value="800000">
                <text:p>800000</text:p>
              </table:table-cell>
              <table:table-cell office:value-type="float" office:value="0.0192158">
                <text:p>0.0192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0">
                <text:p>900000</text:p>
              </table:table-cell>
              <table:table-cell office:value-type="float" office:value="0.499664">
                <text:p>0.499664</text:p>
              </table:table-cell>
              <table:table-cell office:value-type="float" office:value="900000">
                <text:p>900000</text:p>
              </table:table-cell>
              <table:table-cell office:value-type="float" office:value="0.0665351">
                <text:p>0.0665351</text:p>
              </table:table-cell>
              <table:table-cell office:value-type="float" office:value="900000">
                <text:p>900000</text:p>
              </table:table-cell>
              <table:table-cell office:value-type="float" office:value="0.0289542">
                <text:p>0.02895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0">
                <text:p>1000000</text:p>
              </table:table-cell>
              <table:table-cell office:value-type="float" office:value="0.574991">
                <text:p>0.574991</text:p>
              </table:table-cell>
              <table:table-cell office:value-type="float" office:value="1000000">
                <text:p>1000000</text:p>
              </table:table-cell>
              <table:table-cell office:value-type="float" office:value="0.0755636">
                <text:p>0.0755636</text:p>
              </table:table-cell>
              <table:table-cell office:value-type="float" office:value="1000000">
                <text:p>1000000</text:p>
              </table:table-cell>
              <table:table-cell office:value-type="float" office:value="0.0283706">
                <text:p>0.02837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00">
                <text:p>2000000</text:p>
              </table:table-cell>
              <table:table-cell office:value-type="float" office:value="1.41372">
                <text:p>1.41372</text:p>
              </table:table-cell>
              <table:table-cell office:value-type="float" office:value="2000000">
                <text:p>2000000</text:p>
              </table:table-cell>
              <table:table-cell office:value-type="float" office:value="0.184226">
                <text:p>0.184226</text:p>
              </table:table-cell>
              <table:table-cell office:value-type="float" office:value="2000000">
                <text:p>2000000</text:p>
              </table:table-cell>
              <table:table-cell office:value-type="float" office:value="0.0655425">
                <text:p>0.0655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000">
                <text:p>3000000</text:p>
              </table:table-cell>
              <table:table-cell office:value-type="float" office:value="2.50831">
                <text:p>2.50831</text:p>
              </table:table-cell>
              <table:table-cell office:value-type="float" office:value="3000000">
                <text:p>3000000</text:p>
              </table:table-cell>
              <table:table-cell office:value-type="float" office:value="0.305163">
                <text:p>0.305163</text:p>
              </table:table-cell>
              <table:table-cell office:value-type="float" office:value="3000000">
                <text:p>3000000</text:p>
              </table:table-cell>
              <table:table-cell office:value-type="float" office:value="0.0910581">
                <text:p>0.09105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00">
                <text:p>4000000</text:p>
              </table:table-cell>
              <table:table-cell office:value-type="float" office:value="3.93244">
                <text:p>3.93244</text:p>
              </table:table-cell>
              <table:table-cell office:value-type="float" office:value="4000000">
                <text:p>4000000</text:p>
              </table:table-cell>
              <table:table-cell office:value-type="float" office:value="0.447433">
                <text:p>0.447433</text:p>
              </table:table-cell>
              <table:table-cell office:value-type="float" office:value="4000000">
                <text:p>4000000</text:p>
              </table:table-cell>
              <table:table-cell office:value-type="float" office:value="0.134795">
                <text:p>0.1347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">
                <text:p>5000000</text:p>
              </table:table-cell>
              <table:table-cell office:value-type="float" office:value="5.3041">
                <text:p>5.3041</text:p>
              </table:table-cell>
              <table:table-cell office:value-type="float" office:value="5000000">
                <text:p>5000000</text:p>
              </table:table-cell>
              <table:table-cell office:value-type="float" office:value="0.588198">
                <text:p>0.588198</text:p>
              </table:table-cell>
              <table:table-cell office:value-type="float" office:value="5000000">
                <text:p>5000000</text:p>
              </table:table-cell>
              <table:table-cell office:value-type="float" office:value="0.175632">
                <text:p>0.1756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000">
                <text:p>6000000</text:p>
              </table:table-cell>
              <table:table-cell office:value-type="float" office:value="6.9284">
                <text:p>6.9284</text:p>
              </table:table-cell>
              <table:table-cell office:value-type="float" office:value="6000000">
                <text:p>6000000</text:p>
              </table:table-cell>
              <table:table-cell office:value-type="float" office:value="0.745989">
                <text:p>0.745989</text:p>
              </table:table-cell>
              <table:table-cell office:value-type="float" office:value="6000000">
                <text:p>6000000</text:p>
              </table:table-cell>
              <table:table-cell office:value-type="float" office:value="0.21975">
                <text:p>0.219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0000">
                <text:p>7000000</text:p>
              </table:table-cell>
              <table:table-cell office:value-type="float" office:value="8.52405">
                <text:p>8.52405</text:p>
              </table:table-cell>
              <table:table-cell office:value-type="float" office:value="7000000">
                <text:p>7000000</text:p>
              </table:table-cell>
              <table:table-cell office:value-type="float" office:value="0.910946">
                <text:p>0.910946</text:p>
              </table:table-cell>
              <table:table-cell office:value-type="float" office:value="7000000">
                <text:p>7000000</text:p>
              </table:table-cell>
              <table:table-cell office:value-type="float" office:value="0.261796">
                <text:p>0.261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000">
                <text:p>8000000</text:p>
              </table:table-cell>
              <table:table-cell office:value-type="float" office:value="10.3245">
                <text:p>10.3245</text:p>
              </table:table-cell>
              <table:table-cell office:value-type="float" office:value="8000000">
                <text:p>8000000</text:p>
              </table:table-cell>
              <table:table-cell office:value-type="float" office:value="1.08509">
                <text:p>1.08509</text:p>
              </table:table-cell>
              <table:table-cell office:value-type="float" office:value="8000000">
                <text:p>8000000</text:p>
              </table:table-cell>
              <table:table-cell office:value-type="float" office:value="0.309501">
                <text:p>0.3095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000">
                <text:p>9000000</text:p>
              </table:table-cell>
              <table:table-cell office:value-type="float" office:value="12.1287">
                <text:p>12.1287</text:p>
              </table:table-cell>
              <table:table-cell office:value-type="float" office:value="9000000">
                <text:p>9000000</text:p>
              </table:table-cell>
              <table:table-cell office:value-type="float" office:value="1.2675">
                <text:p>1.2675</text:p>
              </table:table-cell>
              <table:table-cell office:value-type="float" office:value="9000000">
                <text:p>9000000</text:p>
              </table:table-cell>
              <table:table-cell office:value-type="float" office:value="0.35986">
                <text:p>0.35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00">
                <text:p>10000000</text:p>
              </table:table-cell>
              <table:table-cell office:value-type="float" office:value="13.9524">
                <text:p>13.9524</text:p>
              </table:table-cell>
              <table:table-cell office:value-type="float" office:value="10000000">
                <text:p>10000000</text:p>
              </table:table-cell>
              <table:table-cell office:value-type="float" office:value="1.44749">
                <text:p>1.44749</text:p>
              </table:table-cell>
              <table:table-cell office:value-type="float" office:value="10000000">
                <text:p>10000000</text:p>
              </table:table-cell>
              <table:table-cell office:value-type="float" office:value="0.406164">
                <text:p>0.4061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0000">
                <text:p>20000000</text:p>
              </table:table-cell>
              <table:table-cell office:value-type="float" office:value="36.4604">
                <text:p>36.4604</text:p>
              </table:table-cell>
              <table:table-cell office:value-type="float" office:value="20000000">
                <text:p>20000000</text:p>
              </table:table-cell>
              <table:table-cell office:value-type="float" office:value="3.63018">
                <text:p>3.63018</text:p>
              </table:table-cell>
              <table:table-cell office:value-type="float" office:value="20000000">
                <text:p>20000000</text:p>
              </table:table-cell>
              <table:table-cell office:value-type="float" office:value="1.03018">
                <text:p>1.03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000000">
                <text:p>30000000</text:p>
              </table:table-cell>
              <table:table-cell office:value-type="float" office:value="65.3419">
                <text:p>65.3419</text:p>
              </table:table-cell>
              <table:table-cell office:value-type="float" office:value="30000000">
                <text:p>30000000</text:p>
              </table:table-cell>
              <table:table-cell office:value-type="float" office:value="6.23926">
                <text:p>6.23926</text:p>
              </table:table-cell>
              <table:table-cell office:value-type="float" office:value="30000000">
                <text:p>30000000</text:p>
              </table:table-cell>
              <table:table-cell office:value-type="float" office:value="1.72252">
                <text:p>1.722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000000">
                <text:p>40000000</text:p>
              </table:table-cell>
              <table:table-cell office:value-type="float" office:value="97.9737">
                <text:p>97.9737</text:p>
              </table:table-cell>
              <table:table-cell office:value-type="float" office:value="40000000">
                <text:p>40000000</text:p>
              </table:table-cell>
              <table:table-cell office:value-type="float" office:value="9.19237">
                <text:p>9.19237</text:p>
              </table:table-cell>
              <table:table-cell office:value-type="float" office:value="40000000">
                <text:p>40000000</text:p>
              </table:table-cell>
              <table:table-cell office:value-type="float" office:value="2.55486">
                <text:p>2.554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000000">
                <text:p>50000000</text:p>
              </table:table-cell>
              <table:table-cell office:value-type="float" office:value="128.632">
                <text:p>128.632</text:p>
              </table:table-cell>
              <table:table-cell office:value-type="float" office:value="50000000">
                <text:p>50000000</text:p>
              </table:table-cell>
              <table:table-cell office:value-type="float" office:value="12.3805">
                <text:p>12.3805</text:p>
              </table:table-cell>
              <table:table-cell office:value-type="float" office:value="50000000">
                <text:p>50000000</text:p>
              </table:table-cell>
              <table:table-cell office:value-type="float" office:value="3.38937">
                <text:p>3.38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000">
                <text:p>60000000</text:p>
              </table:table-cell>
              <table:table-cell office:value-type="float" office:value="15.6443">
                <text:p>15.6443</text:p>
              </table:table-cell>
              <table:table-cell office:value-type="float" office:value="60000000">
                <text:p>60000000</text:p>
              </table:table-cell>
              <table:table-cell office:value-type="float" office:value="4.62593">
                <text:p>4.62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000">
                <text:p>70000000</text:p>
              </table:table-cell>
              <table:table-cell office:value-type="float" office:value="19.18">
                <text:p>19.18</text:p>
              </table:table-cell>
              <table:table-cell office:value-type="float" office:value="70000000">
                <text:p>70000000</text:p>
              </table:table-cell>
              <table:table-cell office:value-type="float" office:value="5.50313">
                <text:p>5.50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000">
                <text:p>80000000</text:p>
              </table:table-cell>
              <table:table-cell office:value-type="float" office:value="22.9051">
                <text:p>22.9051</text:p>
              </table:table-cell>
              <table:table-cell office:value-type="float" office:value="80000000">
                <text:p>80000000</text:p>
              </table:table-cell>
              <table:table-cell office:value-type="float" office:value="6.39006">
                <text:p>6.39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000">
                <text:p>90000000</text:p>
              </table:table-cell>
              <table:table-cell office:value-type="float" office:value="27.118">
                <text:p>27.118</text:p>
              </table:table-cell>
              <table:table-cell office:value-type="float" office:value="90000000">
                <text:p>90000000</text:p>
              </table:table-cell>
              <table:table-cell office:value-type="float" office:value="7.49858">
                <text:p>7.49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00">
                <text:p>100000000</text:p>
              </table:table-cell>
              <table:table-cell office:value-type="float" office:value="30.802">
                <text:p>30.802</text:p>
              </table:table-cell>
              <table:table-cell office:value-type="float" office:value="100000000">
                <text:p>100000000</text:p>
              </table:table-cell>
              <table:table-cell office:value-type="float" office:value="8.73459">
                <text:p>8.734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24cm" svg:height="20.493cm" xlink:href=".." xlink:type="simple" chart:class="chart:scatter" chart:style-name="ch1">
        <chart:legend chart:legend-position="end" svg:x="27.43cm" svg:y="9.698cm" style:legend-expansion="high" chart:style-name="ch2"/>
        <chart:plot-area chart:style-name="ch3" table:cell-range-address="Hoja1_2.A1:Hoja1_2.C65" chart:data-source-has-labels="both" svg:x="1.034cm" svg:y="1.771cm" svg:width="25.228cm" svg:height="17.893cm">
          <chartooo:coordinate-region svg:x="1.655cm" svg:y="1.97cm" svg:width="23.772cm" svg:height="17.047cm"/>
          <chart:axis chart:dimension="x" chart:name="primary-x" chart:style-name="ch4" chartooo:axis-type="auto">
            <chart:categories table:cell-range-address="Hoja1_2.A2:Hoja1_2.A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_2.B2:Hoja1_2.B65" chart:label-cell-address="Hoja1_2.B1:Hoja1_2.B1" chart:class="chart:scatter">
            <chart:domain table:cell-range-address="Hoja1_2.A2:Hoja1_2.A65"/>
            <chart:data-point chart:repeated="64"/>
          </chart:series>
          <chart:series chart:style-name="ch7" chart:values-cell-range-address="Hoja1_2.C2:Hoja1_2.C65" chart:label-cell-address="Hoja1_2.C1:Hoja1_2.C1" chart:class="chart:scatte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2</text:p>
                <draw:g>
                  <svg:desc>Hoja1_2.B1:Hoja1_2.B1</svg:desc>
                </draw:g>
              </table:table-cell>
              <table:table-cell office:value-type="string">
                <text:p>O3</text:p>
                <draw:g>
                  <svg:desc>Hoja1_2.C1:Hoja1_2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oja1_2.A2:Hoja1_2.A65</svg:desc>
                </draw:g>
              </table:table-cell>
              <table:table-cell office:value-type="float" office:value="0.000059314">
                <text:p>0.000059314</text:p>
                <draw:g>
                  <svg:desc>Hoja1_2.B2:Hoja1_2.B65</svg:desc>
                </draw:g>
              </table:table-cell>
              <table:table-cell office:value-type="float" office:value="0.000044534">
                <text:p>0.000044534</text:p>
                <draw:g>
                  <svg:desc>Hoja1_2.C2:Hoja1_2.C6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799801">
                <text:p>0.00799801</text:p>
              </table:table-cell>
              <table:table-cell office:value-type="float" office:value="0.00589285">
                <text:p>0.005892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754823">
                <text:p>0.00754823</text:p>
              </table:table-cell>
              <table:table-cell office:value-type="float" office:value="0.00203778">
                <text:p>0.002037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213508">
                <text:p>0.00213508</text:p>
              </table:table-cell>
              <table:table-cell office:value-type="float" office:value="0.000374594">
                <text:p>0.0003745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60822">
                <text:p>0.0060822</text:p>
              </table:table-cell>
              <table:table-cell office:value-type="float" office:value="0.0105447">
                <text:p>0.01054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218127">
                <text:p>0.00218127</text:p>
              </table:table-cell>
              <table:table-cell office:value-type="float" office:value="0.000855215">
                <text:p>0.0008552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45758">
                <text:p>0.0045758</text:p>
              </table:table-cell>
              <table:table-cell office:value-type="float" office:value="0.000269312">
                <text:p>0.0002693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189352">
                <text:p>0.00189352</text:p>
              </table:table-cell>
              <table:table-cell office:value-type="float" office:value="0.00508386">
                <text:p>0.0050838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298612">
                <text:p>0.000298612</text:p>
              </table:table-cell>
              <table:table-cell office:value-type="float" office:value="0.00879663">
                <text:p>0.008796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742716">
                <text:p>0.00742716</text:p>
              </table:table-cell>
              <table:table-cell office:value-type="float" office:value="0.00025034">
                <text:p>0.000250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756177">
                <text:p>0.00756177</text:p>
              </table:table-cell>
              <table:table-cell office:value-type="float" office:value="0.00501131">
                <text:p>0.0050113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697355">
                <text:p>0.00697355</text:p>
              </table:table-cell>
              <table:table-cell office:value-type="float" office:value="0.00662281">
                <text:p>0.0066228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218803">
                <text:p>0.00218803</text:p>
              </table:table-cell>
              <table:table-cell office:value-type="float" office:value="0.000300055">
                <text:p>0.00030005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741845">
                <text:p>0.00741845</text:p>
              </table:table-cell>
              <table:table-cell office:value-type="float" office:value="0.00254037">
                <text:p>0.0025403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143934">
                <text:p>0.0143934</text:p>
              </table:table-cell>
              <table:table-cell office:value-type="float" office:value="0.00436361">
                <text:p>0.0043636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277094">
                <text:p>0.000277094</text:p>
              </table:table-cell>
              <table:table-cell office:value-type="float" office:value="0.000281886">
                <text:p>0.0002818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35959">
                <text:p>0.00035959</text:p>
              </table:table-cell>
              <table:table-cell office:value-type="float" office:value="0.000262095">
                <text:p>0.00026209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252448">
                <text:p>0.000252448</text:p>
              </table:table-cell>
              <table:table-cell office:value-type="float" office:value="0.000317995">
                <text:p>0.0003179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313755">
                <text:p>0.000313755</text:p>
              </table:table-cell>
              <table:table-cell office:value-type="float" office:value="0.00370681">
                <text:p>0.0037068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747879">
                <text:p>0.000747879</text:p>
              </table:table-cell>
              <table:table-cell office:value-type="float" office:value="0.00213463">
                <text:p>0.0021346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287534">
                <text:p>0.000287534</text:p>
              </table:table-cell>
              <table:table-cell office:value-type="float" office:value="0.000378525">
                <text:p>0.0003785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367462">
                <text:p>0.000367462</text:p>
              </table:table-cell>
              <table:table-cell office:value-type="float" office:value="0.00582555">
                <text:p>0.0058255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402062">
                <text:p>0.000402062</text:p>
              </table:table-cell>
              <table:table-cell office:value-type="float" office:value="0.00360892">
                <text:p>0.0036089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0302905">
                <text:p>0.000302905</text:p>
              </table:table-cell>
              <table:table-cell office:value-type="float" office:value="0.00250682">
                <text:p>0.0025068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510317">
                <text:p>0.00510317</text:p>
              </table:table-cell>
              <table:table-cell office:value-type="float" office:value="0.000384196">
                <text:p>0.00038419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65605">
                <text:p>0.0065605</text:p>
              </table:table-cell>
              <table:table-cell office:value-type="float" office:value="0.00455876">
                <text:p>0.0045587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286937">
                <text:p>0.00286937</text:p>
              </table:table-cell>
              <table:table-cell office:value-type="float" office:value="0.000375226">
                <text:p>0.00037522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390851">
                <text:p>0.000390851</text:p>
              </table:table-cell>
              <table:table-cell office:value-type="float" office:value="0.00220186">
                <text:p>0.0022018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790222">
                <text:p>0.00790222</text:p>
              </table:table-cell>
              <table:table-cell office:value-type="float" office:value="0.000524144">
                <text:p>0.00052414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242828">
                <text:p>0.00242828</text:p>
              </table:table-cell>
              <table:table-cell office:value-type="float" office:value="0.00864947">
                <text:p>0.0086494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0697439">
                <text:p>0.000697439</text:p>
              </table:table-cell>
              <table:table-cell office:value-type="float" office:value="0.00454672">
                <text:p>0.0045467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854279">
                <text:p>0.000854279</text:p>
              </table:table-cell>
              <table:table-cell office:value-type="float" office:value="0.0138512">
                <text:p>0.013851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0645726">
                <text:p>0.00645726</text:p>
              </table:table-cell>
              <table:table-cell office:value-type="float" office:value="0.00316211">
                <text:p>0.0031621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300435">
                <text:p>0.00300435</text:p>
              </table:table-cell>
              <table:table-cell office:value-type="float" office:value="0.00179428">
                <text:p>0.0017942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123417">
                <text:p>0.00123417</text:p>
              </table:table-cell>
              <table:table-cell office:value-type="float" office:value="0.00475843">
                <text:p>0.0047584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0175759">
                <text:p>0.00175759</text:p>
              </table:table-cell>
              <table:table-cell office:value-type="float" office:value="0.00355457">
                <text:p>0.0035545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125592">
                <text:p>0.0125592</text:p>
              </table:table-cell>
              <table:table-cell office:value-type="float" office:value="0.00161763">
                <text:p>0.0016176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156054">
                <text:p>0.0156054</text:p>
              </table:table-cell>
              <table:table-cell office:value-type="float" office:value="0.00335229">
                <text:p>0.0033522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0543005">
                <text:p>0.00543005</text:p>
              </table:table-cell>
              <table:table-cell office:value-type="float" office:value="0.00521781">
                <text:p>0.00521781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10901">
                <text:p>0.010901</text:p>
              </table:table-cell>
              <table:table-cell office:value-type="float" office:value="0.00818949">
                <text:p>0.0081894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0975805">
                <text:p>0.00975805</text:p>
              </table:table-cell>
              <table:table-cell office:value-type="float" office:value="0.00999385">
                <text:p>0.0099938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0129835">
                <text:p>0.0129835</text:p>
              </table:table-cell>
              <table:table-cell office:value-type="float" office:value="0.0172709">
                <text:p>0.0172709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0186728">
                <text:p>0.0186728</text:p>
              </table:table-cell>
              <table:table-cell office:value-type="float" office:value="0.0229756">
                <text:p>0.0229756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0192158">
                <text:p>0.0192158</text:p>
              </table:table-cell>
              <table:table-cell office:value-type="float" office:value="0.0188502">
                <text:p>0.0188502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0289542">
                <text:p>0.0289542</text:p>
              </table:table-cell>
              <table:table-cell office:value-type="float" office:value="0.0284115">
                <text:p>0.028411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283706">
                <text:p>0.0283706</text:p>
              </table:table-cell>
              <table:table-cell office:value-type="float" office:value="0.0275508">
                <text:p>0.027550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0655425">
                <text:p>0.0655425</text:p>
              </table:table-cell>
              <table:table-cell office:value-type="float" office:value="0.0624287">
                <text:p>0.0624287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0910581">
                <text:p>0.0910581</text:p>
              </table:table-cell>
              <table:table-cell office:value-type="float" office:value="0.0897498">
                <text:p>0.0897498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134795">
                <text:p>0.134795</text:p>
              </table:table-cell>
              <table:table-cell office:value-type="float" office:value="0.130013">
                <text:p>0.130013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175632">
                <text:p>0.175632</text:p>
              </table:table-cell>
              <table:table-cell office:value-type="float" office:value="0.167018">
                <text:p>0.167018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0.21975">
                <text:p>0.21975</text:p>
              </table:table-cell>
              <table:table-cell office:value-type="float" office:value="0.214136">
                <text:p>0.214136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0.261796">
                <text:p>0.261796</text:p>
              </table:table-cell>
              <table:table-cell office:value-type="float" office:value="0.29632">
                <text:p>0.29632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0.309501">
                <text:p>0.309501</text:p>
              </table:table-cell>
              <table:table-cell office:value-type="float" office:value="0.307919">
                <text:p>0.307919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35986">
                <text:p>0.35986</text:p>
              </table:table-cell>
              <table:table-cell office:value-type="float" office:value="0.374617">
                <text:p>0.37461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406164">
                <text:p>0.406164</text:p>
              </table:table-cell>
              <table:table-cell office:value-type="float" office:value="0.424075">
                <text:p>0.42407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.03018">
                <text:p>1.03018</text:p>
              </table:table-cell>
              <table:table-cell office:value-type="float" office:value="1.01448">
                <text:p>1.01448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1.72252">
                <text:p>1.72252</text:p>
              </table:table-cell>
              <table:table-cell office:value-type="float" office:value="1.7453">
                <text:p>1.7453</text:p>
              </table:table-cell>
            </table:table-row>
            <table:table-row>
              <table:table-cell office:value-type="float" office:value="40000000">
                <text:p>40000000</text:p>
              </table:table-cell>
              <table:table-cell office:value-type="float" office:value="2.55486">
                <text:p>2.55486</text:p>
              </table:table-cell>
              <table:table-cell office:value-type="float" office:value="2.52843">
                <text:p>2.52843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3.38937">
                <text:p>3.38937</text:p>
              </table:table-cell>
              <table:table-cell office:value-type="float" office:value="3.44432">
                <text:p>3.44432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4.62593">
                <text:p>4.62593</text:p>
              </table:table-cell>
              <table:table-cell office:value-type="float" office:value="4.28654">
                <text:p>4.28654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5.50313">
                <text:p>5.50313</text:p>
              </table:table-cell>
              <table:table-cell office:value-type="float" office:value="5.28152">
                <text:p>5.28152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6.39006">
                <text:p>6.39006</text:p>
              </table:table-cell>
              <table:table-cell office:value-type="float" office:value="6.39565">
                <text:p>6.39565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7.49858">
                <text:p>7.49858</text:p>
              </table:table-cell>
              <table:table-cell office:value-type="float" office:value="7.67637">
                <text:p>7.67637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8.73459">
                <text:p>8.73459</text:p>
              </table:table-cell>
              <table:table-cell office:value-type="float" office:value="8.79232">
                <text:p>8.792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3.445cm" svg:y="0.376cm" chart:style-name="ch2">
          <text:p>Algoritmos basados en la criba de Eratóstenes</text:p>
        </chart:title>
        <chart:subtitle svg:x="2.519cm" svg:y="1.395cm" chart:style-name="ch3">
          <text:p>Intel Core i7-2670QM @ 2,2GHz / 6MB L3-Cache - 8GB DDR3 
Fedora 20 - Linux 3.12.7 / x86-64 - g++ 4.8.2 (-O3)</text:p>
        </chart:subtitle>
        <chart:legend chart:legend-position="bottom" svg:x="2.052cm" svg:y="11.218cm" style:legend-expansion="wide" chart:style-name="ch4"/>
        <chart:plot-area chart:style-name="ch5" table:cell-range-address="O3.A2:O3.B60 O3.B1:O3.D1 O3.C2:O3.D65" chart:data-source-has-labels="row" svg:x="1.331cm" svg:y="3.008cm" svg:width="14.03cm" svg:height="6.989cm">
          <chartooo:coordinate-region svg:x="2.138cm" svg:y="3.207cm" svg:width="12.282cm" svg:height="6.143cm"/>
          <chart:axis chart:dimension="x" chart:name="primary-x" chart:style-name="ch6">
            <chart:title svg:x="7.839cm" svg:y="10.237cm" chart:style-name="ch7">
              <text:p>Límite</text:p>
            </chart:title>
          </chart:axis>
          <chart:axis chart:dimension="y" chart:name="primary-y" chart:style-name="ch8">
            <chart:title svg:x="0.451cm" svg:y="7.102cm" chart:style-name="ch9">
              <text:p>Tiempo</text:p>
            </chart:title>
            <chart:grid chart:style-name="ch10" chart:class="major"/>
          </chart:axis>
          <chart:series chart:style-name="ch11" chart:values-cell-range-address="O3.B2:O3.B60" chart:label-cell-address="O3.B1:O3.B1" chart:class="chart:scatter">
            <chart:domain table:cell-range-address="O3.A2:O3.A60"/>
            <chart:data-point chart:repeated="59"/>
          </chart:series>
          <chart:series chart:style-name="ch12" chart:values-cell-range-address="O3.C2:O3.C65" chart:label-cell-address="O3.C1:O3.C1" chart:class="chart:scatter">
            <chart:domain table:cell-range-address="O3.A2:O3.A65"/>
            <chart:data-point chart:repeated="64"/>
          </chart:series>
          <chart:series chart:style-name="ch13" chart:values-cell-range-address="O3.D2:O3.D65" chart:label-cell-address="O3.D1:O3.D1" chart:class="chart:scatter">
            <chart:domain table:cell-range-address="O3.A2:O3.A65"/>
            <chart:data-point chart:repeated="6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Destructivo</text:p>
                <draw:g>
                  <svg:desc>O3.B1:O3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Constructivo secuencial</text:p>
                <draw:g>
                  <svg:desc>O3.C1:O3.C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Constructivo paralelo</text:p>
                <draw:g>
                  <svg:desc>O3.D1:O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O3.A2:O3.A60</svg:desc>
                </draw:g>
              </table:table-cell>
              <table:table-cell office:value-type="float" office:value="0.000004182">
                <text:p>0.000004182</text:p>
                <draw:g>
                  <svg:desc>O3.B2:O3.B60</svg:desc>
                </draw:g>
              </table:table-cell>
              <table:table-cell office:value-type="float" office:value="10">
                <text:p>10</text:p>
                <draw:g>
                  <svg:desc>O3.A2:O3.A65</svg:desc>
                </draw:g>
              </table:table-cell>
              <table:table-cell office:value-type="float" office:value="0.000059853">
                <text:p>0.000059853</text:p>
                <draw:g>
                  <svg:desc>O3.C2:O3.C65</svg:desc>
                </draw:g>
              </table:table-cell>
              <table:table-cell office:value-type="float" office:value="10">
                <text:p>10</text:p>
                <draw:g>
                  <svg:desc>O3.A2:O3.A65</svg:desc>
                </draw:g>
              </table:table-cell>
              <table:table-cell office:value-type="float" office:value="0.000044534">
                <text:p>0.000044534</text:p>
                <draw:g>
                  <svg:desc>O3.D2:O3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04169">
                <text:p>0.000004169</text:p>
              </table:table-cell>
              <table:table-cell office:value-type="float" office:value="20">
                <text:p>20</text:p>
              </table:table-cell>
              <table:table-cell office:value-type="float" office:value="0.000053383">
                <text:p>0.000053383</text:p>
              </table:table-cell>
              <table:table-cell office:value-type="float" office:value="20">
                <text:p>20</text:p>
              </table:table-cell>
              <table:table-cell office:value-type="float" office:value="0.00589285">
                <text:p>0.00589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003811">
                <text:p>0.000003811</text:p>
              </table:table-cell>
              <table:table-cell office:value-type="float" office:value="30">
                <text:p>30</text:p>
              </table:table-cell>
              <table:table-cell office:value-type="float" office:value="0.000059391">
                <text:p>0.000059391</text:p>
              </table:table-cell>
              <table:table-cell office:value-type="float" office:value="30">
                <text:p>30</text:p>
              </table:table-cell>
              <table:table-cell office:value-type="float" office:value="0.00203778">
                <text:p>0.00203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0005295">
                <text:p>0.000005295</text:p>
              </table:table-cell>
              <table:table-cell office:value-type="float" office:value="40">
                <text:p>40</text:p>
              </table:table-cell>
              <table:table-cell office:value-type="float" office:value="0.000059374">
                <text:p>0.000059374</text:p>
              </table:table-cell>
              <table:table-cell office:value-type="float" office:value="40">
                <text:p>40</text:p>
              </table:table-cell>
              <table:table-cell office:value-type="float" office:value="0.000374594">
                <text:p>0.000374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0005355">
                <text:p>0.000005355</text:p>
              </table:table-cell>
              <table:table-cell office:value-type="float" office:value="50">
                <text:p>50</text:p>
              </table:table-cell>
              <table:table-cell office:value-type="float" office:value="0.000056524">
                <text:p>0.000056524</text:p>
              </table:table-cell>
              <table:table-cell office:value-type="float" office:value="50">
                <text:p>50</text:p>
              </table:table-cell>
              <table:table-cell office:value-type="float" office:value="0.0105447">
                <text:p>0.0105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0005585">
                <text:p>0.000005585</text:p>
              </table:table-cell>
              <table:table-cell office:value-type="float" office:value="60">
                <text:p>60</text:p>
              </table:table-cell>
              <table:table-cell office:value-type="float" office:value="0.000067276">
                <text:p>0.000067276</text:p>
              </table:table-cell>
              <table:table-cell office:value-type="float" office:value="60">
                <text:p>60</text:p>
              </table:table-cell>
              <table:table-cell office:value-type="float" office:value="0.000855215">
                <text:p>0.000855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0005093">
                <text:p>0.000005093</text:p>
              </table:table-cell>
              <table:table-cell office:value-type="float" office:value="70">
                <text:p>70</text:p>
              </table:table-cell>
              <table:table-cell office:value-type="float" office:value="0.000057281">
                <text:p>0.000057281</text:p>
              </table:table-cell>
              <table:table-cell office:value-type="float" office:value="70">
                <text:p>70</text:p>
              </table:table-cell>
              <table:table-cell office:value-type="float" office:value="0.000269312">
                <text:p>0.000269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0005599">
                <text:p>0.000005599</text:p>
              </table:table-cell>
              <table:table-cell office:value-type="float" office:value="80">
                <text:p>80</text:p>
              </table:table-cell>
              <table:table-cell office:value-type="float" office:value="0.000058374">
                <text:p>0.000058374</text:p>
              </table:table-cell>
              <table:table-cell office:value-type="float" office:value="80">
                <text:p>80</text:p>
              </table:table-cell>
              <table:table-cell office:value-type="float" office:value="0.00508386">
                <text:p>0.00508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05652">
                <text:p>0.000005652</text:p>
              </table:table-cell>
              <table:table-cell office:value-type="float" office:value="90">
                <text:p>90</text:p>
              </table:table-cell>
              <table:table-cell office:value-type="float" office:value="0.000055222">
                <text:p>0.000055222</text:p>
              </table:table-cell>
              <table:table-cell office:value-type="float" office:value="90">
                <text:p>90</text:p>
              </table:table-cell>
              <table:table-cell office:value-type="float" office:value="0.00879663">
                <text:p>0.008796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006232">
                <text:p>0.000006232</text:p>
              </table:table-cell>
              <table:table-cell office:value-type="float" office:value="100">
                <text:p>100</text:p>
              </table:table-cell>
              <table:table-cell office:value-type="float" office:value="0.000055991">
                <text:p>0.000055991</text:p>
              </table:table-cell>
              <table:table-cell office:value-type="float" office:value="100">
                <text:p>100</text:p>
              </table:table-cell>
              <table:table-cell office:value-type="float" office:value="0.00025034">
                <text:p>0.00025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000009012">
                <text:p>0.000009012</text:p>
              </table:table-cell>
              <table:table-cell office:value-type="float" office:value="200">
                <text:p>200</text:p>
              </table:table-cell>
              <table:table-cell office:value-type="float" office:value="0.000054614">
                <text:p>0.000054614</text:p>
              </table:table-cell>
              <table:table-cell office:value-type="float" office:value="200">
                <text:p>200</text:p>
              </table:table-cell>
              <table:table-cell office:value-type="float" office:value="0.00501131">
                <text:p>0.00501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000011806">
                <text:p>0.000011806</text:p>
              </table:table-cell>
              <table:table-cell office:value-type="float" office:value="300">
                <text:p>300</text:p>
              </table:table-cell>
              <table:table-cell office:value-type="float" office:value="0.000057084">
                <text:p>0.000057084</text:p>
              </table:table-cell>
              <table:table-cell office:value-type="float" office:value="300">
                <text:p>300</text:p>
              </table:table-cell>
              <table:table-cell office:value-type="float" office:value="0.00662281">
                <text:p>0.00662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0.000014974">
                <text:p>0.000014974</text:p>
              </table:table-cell>
              <table:table-cell office:value-type="float" office:value="400">
                <text:p>400</text:p>
              </table:table-cell>
              <table:table-cell office:value-type="float" office:value="0.000060836">
                <text:p>0.000060836</text:p>
              </table:table-cell>
              <table:table-cell office:value-type="float" office:value="400">
                <text:p>400</text:p>
              </table:table-cell>
              <table:table-cell office:value-type="float" office:value="0.000300055">
                <text:p>0.000300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000017415">
                <text:p>0.000017415</text:p>
              </table:table-cell>
              <table:table-cell office:value-type="float" office:value="500">
                <text:p>500</text:p>
              </table:table-cell>
              <table:table-cell office:value-type="float" office:value="0.000064336">
                <text:p>0.000064336</text:p>
              </table:table-cell>
              <table:table-cell office:value-type="float" office:value="500">
                <text:p>500</text:p>
              </table:table-cell>
              <table:table-cell office:value-type="float" office:value="0.00254037">
                <text:p>0.00254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000020438">
                <text:p>0.000020438</text:p>
              </table:table-cell>
              <table:table-cell office:value-type="float" office:value="600">
                <text:p>600</text:p>
              </table:table-cell>
              <table:table-cell office:value-type="float" office:value="0.000064342">
                <text:p>0.000064342</text:p>
              </table:table-cell>
              <table:table-cell office:value-type="float" office:value="600">
                <text:p>600</text:p>
              </table:table-cell>
              <table:table-cell office:value-type="float" office:value="0.00436361">
                <text:p>0.004363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0.000022719">
                <text:p>0.000022719</text:p>
              </table:table-cell>
              <table:table-cell office:value-type="float" office:value="700">
                <text:p>700</text:p>
              </table:table-cell>
              <table:table-cell office:value-type="float" office:value="0.000068001">
                <text:p>0.000068001</text:p>
              </table:table-cell>
              <table:table-cell office:value-type="float" office:value="700">
                <text:p>700</text:p>
              </table:table-cell>
              <table:table-cell office:value-type="float" office:value="0.000281886">
                <text:p>0.000281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000025012">
                <text:p>0.000025012</text:p>
              </table:table-cell>
              <table:table-cell office:value-type="float" office:value="800">
                <text:p>800</text:p>
              </table:table-cell>
              <table:table-cell office:value-type="float" office:value="0.000071537">
                <text:p>0.000071537</text:p>
              </table:table-cell>
              <table:table-cell office:value-type="float" office:value="800">
                <text:p>800</text:p>
              </table:table-cell>
              <table:table-cell office:value-type="float" office:value="0.000262095">
                <text:p>0.000262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00002959">
                <text:p>0.00002959</text:p>
              </table:table-cell>
              <table:table-cell office:value-type="float" office:value="900">
                <text:p>900</text:p>
              </table:table-cell>
              <table:table-cell office:value-type="float" office:value="0.000073716">
                <text:p>0.000073716</text:p>
              </table:table-cell>
              <table:table-cell office:value-type="float" office:value="900">
                <text:p>900</text:p>
              </table:table-cell>
              <table:table-cell office:value-type="float" office:value="0.000317995">
                <text:p>0.000317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0.000032842">
                <text:p>0.000032842</text:p>
              </table:table-cell>
              <table:table-cell office:value-type="float" office:value="1000">
                <text:p>1000</text:p>
              </table:table-cell>
              <table:table-cell office:value-type="float" office:value="0.000075217">
                <text:p>0.000075217</text:p>
              </table:table-cell>
              <table:table-cell office:value-type="float" office:value="1000">
                <text:p>1000</text:p>
              </table:table-cell>
              <table:table-cell office:value-type="float" office:value="0.00370681">
                <text:p>0.00370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000066184">
                <text:p>0.000066184</text:p>
              </table:table-cell>
              <table:table-cell office:value-type="float" office:value="2000">
                <text:p>2000</text:p>
              </table:table-cell>
              <table:table-cell office:value-type="float" office:value="0.000107412">
                <text:p>0.000107412</text:p>
              </table:table-cell>
              <table:table-cell office:value-type="float" office:value="2000">
                <text:p>2000</text:p>
              </table:table-cell>
              <table:table-cell office:value-type="float" office:value="0.00213463">
                <text:p>0.00213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0.000101842">
                <text:p>0.000101842</text:p>
              </table:table-cell>
              <table:table-cell office:value-type="float" office:value="3000">
                <text:p>3000</text:p>
              </table:table-cell>
              <table:table-cell office:value-type="float" office:value="0.000139349">
                <text:p>0.000139349</text:p>
              </table:table-cell>
              <table:table-cell office:value-type="float" office:value="3000">
                <text:p>3000</text:p>
              </table:table-cell>
              <table:table-cell office:value-type="float" office:value="0.000378525">
                <text:p>0.000378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">
                <text:p>4000</text:p>
              </table:table-cell>
              <table:table-cell office:value-type="float" office:value="0.000138129">
                <text:p>0.000138129</text:p>
              </table:table-cell>
              <table:table-cell office:value-type="float" office:value="4000">
                <text:p>4000</text:p>
              </table:table-cell>
              <table:table-cell office:value-type="float" office:value="0.00017392">
                <text:p>0.00017392</text:p>
              </table:table-cell>
              <table:table-cell office:value-type="float" office:value="4000">
                <text:p>4000</text:p>
              </table:table-cell>
              <table:table-cell office:value-type="float" office:value="0.00582555">
                <text:p>0.00582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0.000181064">
                <text:p>0.000181064</text:p>
              </table:table-cell>
              <table:table-cell office:value-type="float" office:value="5000">
                <text:p>5000</text:p>
              </table:table-cell>
              <table:table-cell office:value-type="float" office:value="0.000203013">
                <text:p>0.000203013</text:p>
              </table:table-cell>
              <table:table-cell office:value-type="float" office:value="5000">
                <text:p>5000</text:p>
              </table:table-cell>
              <table:table-cell office:value-type="float" office:value="0.00360892">
                <text:p>0.003608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0.000250268">
                <text:p>0.000250268</text:p>
              </table:table-cell>
              <table:table-cell office:value-type="float" office:value="6000">
                <text:p>6000</text:p>
              </table:table-cell>
              <table:table-cell office:value-type="float" office:value="0.000239188">
                <text:p>0.000239188</text:p>
              </table:table-cell>
              <table:table-cell office:value-type="float" office:value="6000">
                <text:p>6000</text:p>
              </table:table-cell>
              <table:table-cell office:value-type="float" office:value="0.00250682">
                <text:p>0.00250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0">
                <text:p>7000</text:p>
              </table:table-cell>
              <table:table-cell office:value-type="float" office:value="0.000273479">
                <text:p>0.000273479</text:p>
              </table:table-cell>
              <table:table-cell office:value-type="float" office:value="7000">
                <text:p>7000</text:p>
              </table:table-cell>
              <table:table-cell office:value-type="float" office:value="0.000266504">
                <text:p>0.000266504</text:p>
              </table:table-cell>
              <table:table-cell office:value-type="float" office:value="7000">
                <text:p>7000</text:p>
              </table:table-cell>
              <table:table-cell office:value-type="float" office:value="0.000384196">
                <text:p>0.000384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">
                <text:p>8000</text:p>
              </table:table-cell>
              <table:table-cell office:value-type="float" office:value="0.000332942">
                <text:p>0.000332942</text:p>
              </table:table-cell>
              <table:table-cell office:value-type="float" office:value="8000">
                <text:p>8000</text:p>
              </table:table-cell>
              <table:table-cell office:value-type="float" office:value="0.000320495">
                <text:p>0.000320495</text:p>
              </table:table-cell>
              <table:table-cell office:value-type="float" office:value="8000">
                <text:p>8000</text:p>
              </table:table-cell>
              <table:table-cell office:value-type="float" office:value="0.00455876">
                <text:p>0.00455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">
                <text:p>9000</text:p>
              </table:table-cell>
              <table:table-cell office:value-type="float" office:value="0.000520853">
                <text:p>0.000520853</text:p>
              </table:table-cell>
              <table:table-cell office:value-type="float" office:value="9000">
                <text:p>9000</text:p>
              </table:table-cell>
              <table:table-cell office:value-type="float" office:value="0.000342787">
                <text:p>0.000342787</text:p>
              </table:table-cell>
              <table:table-cell office:value-type="float" office:value="9000">
                <text:p>9000</text:p>
              </table:table-cell>
              <table:table-cell office:value-type="float" office:value="0.000375226">
                <text:p>0.000375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0.000434091">
                <text:p>0.000434091</text:p>
              </table:table-cell>
              <table:table-cell office:value-type="float" office:value="10000">
                <text:p>10000</text:p>
              </table:table-cell>
              <table:table-cell office:value-type="float" office:value="0.000377956">
                <text:p>0.000377956</text:p>
              </table:table-cell>
              <table:table-cell office:value-type="float" office:value="10000">
                <text:p>10000</text:p>
              </table:table-cell>
              <table:table-cell office:value-type="float" office:value="0.00220186">
                <text:p>0.00220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0">
                <text:p>20000</text:p>
              </table:table-cell>
              <table:table-cell office:value-type="float" office:value="0.001175">
                <text:p>0.001175</text:p>
              </table:table-cell>
              <table:table-cell office:value-type="float" office:value="20000">
                <text:p>20000</text:p>
              </table:table-cell>
              <table:table-cell office:value-type="float" office:value="0.000787681">
                <text:p>0.000787681</text:p>
              </table:table-cell>
              <table:table-cell office:value-type="float" office:value="20000">
                <text:p>20000</text:p>
              </table:table-cell>
              <table:table-cell office:value-type="float" office:value="0.000524144">
                <text:p>0.000524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0.00190561">
                <text:p>0.00190561</text:p>
              </table:table-cell>
              <table:table-cell office:value-type="float" office:value="30000">
                <text:p>30000</text:p>
              </table:table-cell>
              <table:table-cell office:value-type="float" office:value="0.00122519">
                <text:p>0.00122519</text:p>
              </table:table-cell>
              <table:table-cell office:value-type="float" office:value="30000">
                <text:p>30000</text:p>
              </table:table-cell>
              <table:table-cell office:value-type="float" office:value="0.00864947">
                <text:p>0.008649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0">
                <text:p>40000</text:p>
              </table:table-cell>
              <table:table-cell office:value-type="float" office:value="0.00276398">
                <text:p>0.00276398</text:p>
              </table:table-cell>
              <table:table-cell office:value-type="float" office:value="40000">
                <text:p>40000</text:p>
              </table:table-cell>
              <table:table-cell office:value-type="float" office:value="0.00166104">
                <text:p>0.00166104</text:p>
              </table:table-cell>
              <table:table-cell office:value-type="float" office:value="40000">
                <text:p>40000</text:p>
              </table:table-cell>
              <table:table-cell office:value-type="float" office:value="0.00454672">
                <text:p>0.00454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00">
                <text:p>50000</text:p>
              </table:table-cell>
              <table:table-cell office:value-type="float" office:value="0.00338848">
                <text:p>0.00338848</text:p>
              </table:table-cell>
              <table:table-cell office:value-type="float" office:value="50000">
                <text:p>50000</text:p>
              </table:table-cell>
              <table:table-cell office:value-type="float" office:value="0.00215899">
                <text:p>0.00215899</text:p>
              </table:table-cell>
              <table:table-cell office:value-type="float" office:value="50000">
                <text:p>50000</text:p>
              </table:table-cell>
              <table:table-cell office:value-type="float" office:value="0.0138512">
                <text:p>0.01385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0">
                <text:p>60000</text:p>
              </table:table-cell>
              <table:table-cell office:value-type="float" office:value="0.00470377">
                <text:p>0.00470377</text:p>
              </table:table-cell>
              <table:table-cell office:value-type="float" office:value="60000">
                <text:p>60000</text:p>
              </table:table-cell>
              <table:table-cell office:value-type="float" office:value="0.00270513">
                <text:p>0.00270513</text:p>
              </table:table-cell>
              <table:table-cell office:value-type="float" office:value="60000">
                <text:p>60000</text:p>
              </table:table-cell>
              <table:table-cell office:value-type="float" office:value="0.00316211">
                <text:p>0.003162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">
                <text:p>70000</text:p>
              </table:table-cell>
              <table:table-cell office:value-type="float" office:value="0.00524863">
                <text:p>0.00524863</text:p>
              </table:table-cell>
              <table:table-cell office:value-type="float" office:value="70000">
                <text:p>70000</text:p>
              </table:table-cell>
              <table:table-cell office:value-type="float" office:value="0.00305497">
                <text:p>0.00305497</text:p>
              </table:table-cell>
              <table:table-cell office:value-type="float" office:value="70000">
                <text:p>70000</text:p>
              </table:table-cell>
              <table:table-cell office:value-type="float" office:value="0.00179428">
                <text:p>0.001794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0">
                <text:p>80000</text:p>
              </table:table-cell>
              <table:table-cell office:value-type="float" office:value="0.00644511">
                <text:p>0.00644511</text:p>
              </table:table-cell>
              <table:table-cell office:value-type="float" office:value="80000">
                <text:p>80000</text:p>
              </table:table-cell>
              <table:table-cell office:value-type="float" office:value="0.00374715">
                <text:p>0.00374715</text:p>
              </table:table-cell>
              <table:table-cell office:value-type="float" office:value="80000">
                <text:p>80000</text:p>
              </table:table-cell>
              <table:table-cell office:value-type="float" office:value="0.00475843">
                <text:p>0.004758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0.00753229">
                <text:p>0.00753229</text:p>
              </table:table-cell>
              <table:table-cell office:value-type="float" office:value="90000">
                <text:p>90000</text:p>
              </table:table-cell>
              <table:table-cell office:value-type="float" office:value="0.00432676">
                <text:p>0.00432676</text:p>
              </table:table-cell>
              <table:table-cell office:value-type="float" office:value="90000">
                <text:p>90000</text:p>
              </table:table-cell>
              <table:table-cell office:value-type="float" office:value="0.00355457">
                <text:p>0.003554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">
                <text:p>100000</text:p>
              </table:table-cell>
              <table:table-cell office:value-type="float" office:value="0.00842265">
                <text:p>0.00842265</text:p>
              </table:table-cell>
              <table:table-cell office:value-type="float" office:value="100000">
                <text:p>100000</text:p>
              </table:table-cell>
              <table:table-cell office:value-type="float" office:value="0.00475646">
                <text:p>0.00475646</text:p>
              </table:table-cell>
              <table:table-cell office:value-type="float" office:value="100000">
                <text:p>100000</text:p>
              </table:table-cell>
              <table:table-cell office:value-type="float" office:value="0.00161763">
                <text:p>0.00161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">
                <text:p>200000</text:p>
              </table:table-cell>
              <table:table-cell office:value-type="float" office:value="0.0324061">
                <text:p>0.0324061</text:p>
              </table:table-cell>
              <table:table-cell office:value-type="float" office:value="200000">
                <text:p>200000</text:p>
              </table:table-cell>
              <table:table-cell office:value-type="float" office:value="0.0106195">
                <text:p>0.0106195</text:p>
              </table:table-cell>
              <table:table-cell office:value-type="float" office:value="200000">
                <text:p>200000</text:p>
              </table:table-cell>
              <table:table-cell office:value-type="float" office:value="0.00335229">
                <text:p>0.003352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00">
                <text:p>300000</text:p>
              </table:table-cell>
              <table:table-cell office:value-type="float" office:value="0.095226">
                <text:p>0.095226</text:p>
              </table:table-cell>
              <table:table-cell office:value-type="float" office:value="300000">
                <text:p>300000</text:p>
              </table:table-cell>
              <table:table-cell office:value-type="float" office:value="0.0188621">
                <text:p>0.0188621</text:p>
              </table:table-cell>
              <table:table-cell office:value-type="float" office:value="300000">
                <text:p>300000</text:p>
              </table:table-cell>
              <table:table-cell office:value-type="float" office:value="0.00521781">
                <text:p>0.00521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">
                <text:p>400000</text:p>
              </table:table-cell>
              <table:table-cell office:value-type="float" office:value="0.157366">
                <text:p>0.157366</text:p>
              </table:table-cell>
              <table:table-cell office:value-type="float" office:value="400000">
                <text:p>400000</text:p>
              </table:table-cell>
              <table:table-cell office:value-type="float" office:value="0.0255382">
                <text:p>0.0255382</text:p>
              </table:table-cell>
              <table:table-cell office:value-type="float" office:value="400000">
                <text:p>400000</text:p>
              </table:table-cell>
              <table:table-cell office:value-type="float" office:value="0.00818949">
                <text:p>0.008189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00">
                <text:p>500000</text:p>
              </table:table-cell>
              <table:table-cell office:value-type="float" office:value="0.217541">
                <text:p>0.217541</text:p>
              </table:table-cell>
              <table:table-cell office:value-type="float" office:value="500000">
                <text:p>500000</text:p>
              </table:table-cell>
              <table:table-cell office:value-type="float" office:value="0.031926">
                <text:p>0.031926</text:p>
              </table:table-cell>
              <table:table-cell office:value-type="float" office:value="500000">
                <text:p>500000</text:p>
              </table:table-cell>
              <table:table-cell office:value-type="float" office:value="0.00999385">
                <text:p>0.009993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00">
                <text:p>600000</text:p>
              </table:table-cell>
              <table:table-cell office:value-type="float" office:value="0.283254">
                <text:p>0.283254</text:p>
              </table:table-cell>
              <table:table-cell office:value-type="float" office:value="600000">
                <text:p>600000</text:p>
              </table:table-cell>
              <table:table-cell office:value-type="float" office:value="0.0395895">
                <text:p>0.0395895</text:p>
              </table:table-cell>
              <table:table-cell office:value-type="float" office:value="600000">
                <text:p>600000</text:p>
              </table:table-cell>
              <table:table-cell office:value-type="float" office:value="0.0172709">
                <text:p>0.01727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00">
                <text:p>700000</text:p>
              </table:table-cell>
              <table:table-cell office:value-type="float" office:value="0.349021">
                <text:p>0.349021</text:p>
              </table:table-cell>
              <table:table-cell office:value-type="float" office:value="700000">
                <text:p>700000</text:p>
              </table:table-cell>
              <table:table-cell office:value-type="float" office:value="0.0485651">
                <text:p>0.0485651</text:p>
              </table:table-cell>
              <table:table-cell office:value-type="float" office:value="700000">
                <text:p>700000</text:p>
              </table:table-cell>
              <table:table-cell office:value-type="float" office:value="0.0229756">
                <text:p>0.02297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00">
                <text:p>800000</text:p>
              </table:table-cell>
              <table:table-cell office:value-type="float" office:value="0.424918">
                <text:p>0.424918</text:p>
              </table:table-cell>
              <table:table-cell office:value-type="float" office:value="800000">
                <text:p>800000</text:p>
              </table:table-cell>
              <table:table-cell office:value-type="float" office:value="0.0586815">
                <text:p>0.0586815</text:p>
              </table:table-cell>
              <table:table-cell office:value-type="float" office:value="800000">
                <text:p>800000</text:p>
              </table:table-cell>
              <table:table-cell office:value-type="float" office:value="0.0188502">
                <text:p>0.0188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0">
                <text:p>900000</text:p>
              </table:table-cell>
              <table:table-cell office:value-type="float" office:value="0.472297">
                <text:p>0.472297</text:p>
              </table:table-cell>
              <table:table-cell office:value-type="float" office:value="900000">
                <text:p>900000</text:p>
              </table:table-cell>
              <table:table-cell office:value-type="float" office:value="0.0653031">
                <text:p>0.0653031</text:p>
              </table:table-cell>
              <table:table-cell office:value-type="float" office:value="900000">
                <text:p>900000</text:p>
              </table:table-cell>
              <table:table-cell office:value-type="float" office:value="0.0284115">
                <text:p>0.0284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0">
                <text:p>1000000</text:p>
              </table:table-cell>
              <table:table-cell office:value-type="float" office:value="0.571938">
                <text:p>0.571938</text:p>
              </table:table-cell>
              <table:table-cell office:value-type="float" office:value="1000000">
                <text:p>1000000</text:p>
              </table:table-cell>
              <table:table-cell office:value-type="float" office:value="0.0752541">
                <text:p>0.0752541</text:p>
              </table:table-cell>
              <table:table-cell office:value-type="float" office:value="1000000">
                <text:p>1000000</text:p>
              </table:table-cell>
              <table:table-cell office:value-type="float" office:value="0.0275508">
                <text:p>0.02755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00">
                <text:p>2000000</text:p>
              </table:table-cell>
              <table:table-cell office:value-type="float" office:value="1.48536">
                <text:p>1.48536</text:p>
              </table:table-cell>
              <table:table-cell office:value-type="float" office:value="2000000">
                <text:p>2000000</text:p>
              </table:table-cell>
              <table:table-cell office:value-type="float" office:value="0.180131">
                <text:p>0.180131</text:p>
              </table:table-cell>
              <table:table-cell office:value-type="float" office:value="2000000">
                <text:p>2000000</text:p>
              </table:table-cell>
              <table:table-cell office:value-type="float" office:value="0.0624287">
                <text:p>0.0624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000">
                <text:p>3000000</text:p>
              </table:table-cell>
              <table:table-cell office:value-type="float" office:value="2.53496">
                <text:p>2.53496</text:p>
              </table:table-cell>
              <table:table-cell office:value-type="float" office:value="3000000">
                <text:p>3000000</text:p>
              </table:table-cell>
              <table:table-cell office:value-type="float" office:value="0.300977">
                <text:p>0.300977</text:p>
              </table:table-cell>
              <table:table-cell office:value-type="float" office:value="3000000">
                <text:p>3000000</text:p>
              </table:table-cell>
              <table:table-cell office:value-type="float" office:value="0.0897498">
                <text:p>0.08974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00">
                <text:p>4000000</text:p>
              </table:table-cell>
              <table:table-cell office:value-type="float" office:value="3.75919">
                <text:p>3.75919</text:p>
              </table:table-cell>
              <table:table-cell office:value-type="float" office:value="4000000">
                <text:p>4000000</text:p>
              </table:table-cell>
              <table:table-cell office:value-type="float" office:value="0.436331">
                <text:p>0.436331</text:p>
              </table:table-cell>
              <table:table-cell office:value-type="float" office:value="4000000">
                <text:p>4000000</text:p>
              </table:table-cell>
              <table:table-cell office:value-type="float" office:value="0.130013">
                <text:p>0.1300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">
                <text:p>5000000</text:p>
              </table:table-cell>
              <table:table-cell office:value-type="float" office:value="5.11079">
                <text:p>5.11079</text:p>
              </table:table-cell>
              <table:table-cell office:value-type="float" office:value="5000000">
                <text:p>5000000</text:p>
              </table:table-cell>
              <table:table-cell office:value-type="float" office:value="0.580362">
                <text:p>0.580362</text:p>
              </table:table-cell>
              <table:table-cell office:value-type="float" office:value="5000000">
                <text:p>5000000</text:p>
              </table:table-cell>
              <table:table-cell office:value-type="float" office:value="0.167018">
                <text:p>0.1670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000">
                <text:p>6000000</text:p>
              </table:table-cell>
              <table:table-cell office:value-type="float" office:value="6.71751">
                <text:p>6.71751</text:p>
              </table:table-cell>
              <table:table-cell office:value-type="float" office:value="6000000">
                <text:p>6000000</text:p>
              </table:table-cell>
              <table:table-cell office:value-type="float" office:value="0.733818">
                <text:p>0.733818</text:p>
              </table:table-cell>
              <table:table-cell office:value-type="float" office:value="6000000">
                <text:p>6000000</text:p>
              </table:table-cell>
              <table:table-cell office:value-type="float" office:value="0.214136">
                <text:p>0.214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0000">
                <text:p>7000000</text:p>
              </table:table-cell>
              <table:table-cell office:value-type="float" office:value="8.21839">
                <text:p>8.21839</text:p>
              </table:table-cell>
              <table:table-cell office:value-type="float" office:value="7000000">
                <text:p>7000000</text:p>
              </table:table-cell>
              <table:table-cell office:value-type="float" office:value="0.8962">
                <text:p>0.8962</text:p>
              </table:table-cell>
              <table:table-cell office:value-type="float" office:value="7000000">
                <text:p>7000000</text:p>
              </table:table-cell>
              <table:table-cell office:value-type="float" office:value="0.29632">
                <text:p>0.296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000">
                <text:p>8000000</text:p>
              </table:table-cell>
              <table:table-cell office:value-type="float" office:value="9.93559">
                <text:p>9.93559</text:p>
              </table:table-cell>
              <table:table-cell office:value-type="float" office:value="8000000">
                <text:p>8000000</text:p>
              </table:table-cell>
              <table:table-cell office:value-type="float" office:value="1.06743">
                <text:p>1.06743</text:p>
              </table:table-cell>
              <table:table-cell office:value-type="float" office:value="8000000">
                <text:p>8000000</text:p>
              </table:table-cell>
              <table:table-cell office:value-type="float" office:value="0.307919">
                <text:p>0.3079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000">
                <text:p>9000000</text:p>
              </table:table-cell>
              <table:table-cell office:value-type="float" office:value="11.7301">
                <text:p>11.7301</text:p>
              </table:table-cell>
              <table:table-cell office:value-type="float" office:value="9000000">
                <text:p>9000000</text:p>
              </table:table-cell>
              <table:table-cell office:value-type="float" office:value="1.24177">
                <text:p>1.24177</text:p>
              </table:table-cell>
              <table:table-cell office:value-type="float" office:value="9000000">
                <text:p>9000000</text:p>
              </table:table-cell>
              <table:table-cell office:value-type="float" office:value="0.374617">
                <text:p>0.3746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00">
                <text:p>10000000</text:p>
              </table:table-cell>
              <table:table-cell office:value-type="float" office:value="13.4699">
                <text:p>13.4699</text:p>
              </table:table-cell>
              <table:table-cell office:value-type="float" office:value="10000000">
                <text:p>10000000</text:p>
              </table:table-cell>
              <table:table-cell office:value-type="float" office:value="1.42509">
                <text:p>1.42509</text:p>
              </table:table-cell>
              <table:table-cell office:value-type="float" office:value="10000000">
                <text:p>10000000</text:p>
              </table:table-cell>
              <table:table-cell office:value-type="float" office:value="0.424075">
                <text:p>0.424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0000">
                <text:p>20000000</text:p>
              </table:table-cell>
              <table:table-cell office:value-type="float" office:value="35.6725">
                <text:p>35.6725</text:p>
              </table:table-cell>
              <table:table-cell office:value-type="float" office:value="20000000">
                <text:p>20000000</text:p>
              </table:table-cell>
              <table:table-cell office:value-type="float" office:value="3.56322">
                <text:p>3.56322</text:p>
              </table:table-cell>
              <table:table-cell office:value-type="float" office:value="20000000">
                <text:p>20000000</text:p>
              </table:table-cell>
              <table:table-cell office:value-type="float" office:value="1.01448">
                <text:p>1.014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000000">
                <text:p>30000000</text:p>
              </table:table-cell>
              <table:table-cell office:value-type="float" office:value="62.2375">
                <text:p>62.2375</text:p>
              </table:table-cell>
              <table:table-cell office:value-type="float" office:value="30000000">
                <text:p>30000000</text:p>
              </table:table-cell>
              <table:table-cell office:value-type="float" office:value="6.13684">
                <text:p>6.13684</text:p>
              </table:table-cell>
              <table:table-cell office:value-type="float" office:value="30000000">
                <text:p>30000000</text:p>
              </table:table-cell>
              <table:table-cell office:value-type="float" office:value="1.7453">
                <text:p>1.74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000000">
                <text:p>40000000</text:p>
              </table:table-cell>
              <table:table-cell office:value-type="float" office:value="93.1644">
                <text:p>93.1644</text:p>
              </table:table-cell>
              <table:table-cell office:value-type="float" office:value="40000000">
                <text:p>40000000</text:p>
              </table:table-cell>
              <table:table-cell office:value-type="float" office:value="8.89159">
                <text:p>8.89159</text:p>
              </table:table-cell>
              <table:table-cell office:value-type="float" office:value="40000000">
                <text:p>40000000</text:p>
              </table:table-cell>
              <table:table-cell office:value-type="float" office:value="2.52843">
                <text:p>2.528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000000">
                <text:p>50000000</text:p>
              </table:table-cell>
              <table:table-cell office:value-type="float" office:value="127.953">
                <text:p>127.953</text:p>
              </table:table-cell>
              <table:table-cell office:value-type="float" office:value="50000000">
                <text:p>50000000</text:p>
              </table:table-cell>
              <table:table-cell office:value-type="float" office:value="12.0501">
                <text:p>12.0501</text:p>
              </table:table-cell>
              <table:table-cell office:value-type="float" office:value="50000000">
                <text:p>50000000</text:p>
              </table:table-cell>
              <table:table-cell office:value-type="float" office:value="3.44432">
                <text:p>3.44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000">
                <text:p>60000000</text:p>
              </table:table-cell>
              <table:table-cell office:value-type="float" office:value="15.5631">
                <text:p>15.5631</text:p>
              </table:table-cell>
              <table:table-cell office:value-type="float" office:value="60000000">
                <text:p>60000000</text:p>
              </table:table-cell>
              <table:table-cell office:value-type="float" office:value="4.28654">
                <text:p>4.28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000">
                <text:p>70000000</text:p>
              </table:table-cell>
              <table:table-cell office:value-type="float" office:value="19.0887">
                <text:p>19.0887</text:p>
              </table:table-cell>
              <table:table-cell office:value-type="float" office:value="70000000">
                <text:p>70000000</text:p>
              </table:table-cell>
              <table:table-cell office:value-type="float" office:value="5.28152">
                <text:p>5.28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000">
                <text:p>80000000</text:p>
              </table:table-cell>
              <table:table-cell office:value-type="float" office:value="22.8117">
                <text:p>22.8117</text:p>
              </table:table-cell>
              <table:table-cell office:value-type="float" office:value="80000000">
                <text:p>80000000</text:p>
              </table:table-cell>
              <table:table-cell office:value-type="float" office:value="6.39565">
                <text:p>6.39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000">
                <text:p>90000000</text:p>
              </table:table-cell>
              <table:table-cell office:value-type="float" office:value="26.8526">
                <text:p>26.8526</text:p>
              </table:table-cell>
              <table:table-cell office:value-type="float" office:value="90000000">
                <text:p>90000000</text:p>
              </table:table-cell>
              <table:table-cell office:value-type="float" office:value="7.67637">
                <text:p>7.67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00">
                <text:p>100000000</text:p>
              </table:table-cell>
              <table:table-cell office:value-type="float" office:value="30.3955">
                <text:p>30.3955</text:p>
              </table:table-cell>
              <table:table-cell office:value-type="float" office:value="100000000">
                <text:p>100000000</text:p>
              </table:table-cell>
              <table:table-cell office:value-type="float" office:value="8.79232">
                <text:p>8.792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